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3">
      <style:table-cell-properties fo:background-color="#3399ff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transparent"/>
      <style:text-properties style:use-window-font-color="true"/>
    </style:style>
    <style:style style:name="ce5" style:family="table-cell" style:parent-style-name="Default" style:data-style-name="N2"/>
    <style:style style:name="ce6" style:family="table-cell" style:parent-style-name="Default" style:data-style-name="N122"/>
    <style:style style:name="ce7" style:family="table-cell" style:parent-style-name="Default" style:data-style-name="N3">
      <style:table-cell-properties fo:border-bottom="none" fo:background-color="#99ff99" fo:border-left="0.74pt solid #000000" fo:border-right="none" fo:border-top="0.74pt solid #000000"/>
    </style:style>
    <style:style style:name="ce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9" style:family="table-cell" style:parent-style-name="Default" style:data-style-name="N3">
      <style:table-cell-properties fo:border-bottom="none" fo:background-color="transparent" fo:border-left="0.74pt solid #000000" fo:border-right="none" fo:border-top="0.74pt solid #000000"/>
      <style:text-properties style:use-window-font-color="true"/>
    </style:style>
    <style:style style:name="ce10" style:family="table-cell" style:parent-style-name="Default" style:data-style-name="N3">
      <style:table-cell-properties fo:border-bottom="none" fo:background-color="transparent" fo:border-left="0.74pt solid #000000" fo:border-right="none" fo:border-top="none"/>
      <style:text-properties style:use-window-font-color="true"/>
    </style:style>
    <style:style style:name="ce11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2" style:family="table-cell" style:parent-style-name="Default" style:data-style-name="N3">
      <style:table-cell-properties fo:background-color="#99ff99"/>
    </style:style>
    <style:style style:name="ce13" style:family="table-cell" style:parent-style-name="Default" style:data-style-name="N3">
      <style:table-cell-properties fo:border-bottom="none" fo:background-color="transparent" fo:border-left="none" fo:border-right="none" fo:border-top="0.74pt solid #000000"/>
      <style:text-properties style:use-window-font-color="true"/>
    </style:style>
    <style:style style:name="ce14" style:family="table-cell" style:parent-style-name="Default" style:data-style-name="N3">
      <style:table-cell-properties fo:background-color="transparent" fo:border="none"/>
      <style:text-properties style:use-window-font-color="true"/>
    </style:style>
    <style:style style:name="ce15" style:family="table-cell" style:parent-style-name="Default" style:data-style-name="N3">
      <style:table-cell-properties fo:background-color="#ff0000"/>
    </style:style>
    <style:style style:name="ce16" style:family="table-cell" style:parent-style-name="Default" style:data-style-name="N3">
      <style:table-cell-properties fo:border-bottom="none" fo:background-color="#ff0000" fo:border-left="none" fo:border-right="none" fo:border-top="0.74pt solid #000000"/>
    </style:style>
    <style:style style:name="ce17" style:family="table-cell" style:parent-style-name="Default" style:data-style-name="N3">
      <style:table-cell-properties fo:background-color="#ff9999"/>
    </style:style>
    <style:style style:name="ce18" style:family="table-cell" style:parent-style-name="Default" style:data-style-name="N3">
      <style:table-cell-properties fo:border-bottom="none" fo:background-color="#ff9999" fo:border-left="none" fo:border-right="none" fo:border-top="0.74pt solid #000000"/>
    </style:style>
  </office:automatic-styles>
  <office:body>
    <office:spreadsheet>
      <table:calculation-settings table:automatic-find-labels="false"/>
      <table:table table:name="apdist2-out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column table:style-name="co2" table:number-columns-repeated="7" table:default-cell-style-name="ce3"/>
        <table:table-column table:style-name="co3" table:number-columns-repeated="4" table:default-cell-style-name="ce3"/>
        <table:table-column table:style-name="co4" table:number-columns-repeated="3" table:default-cell-style-name="ce3"/>
        <table:table-column table:style-name="co5" table:number-columns-repeated="3" table:default-cell-style-name="ce3"/>
        <table:table-column table:style-name="co6" table:number-columns-repeated="2" table:default-cell-style-name="ce3"/>
        <table:table-column table:style-name="co6" table:number-columns-repeated="2" table:default-cell-style-name="ce14"/>
        <table:table-column table:style-name="co7" table:number-columns-repeated="3" table:default-cell-style-name="ce4"/>
        <table:table-row table:style-name="ro1">
          <table:table-cell/>
          <table:table-cell table:style-name="ce2"/>
          <table:table-cell table:style-name="ce3"/>
          <table:table-cell table:number-columns-repeated="19"/>
          <table:table-cell table:style-name="ce3" table:number-columns-repeated="5"/>
        </table:table-row>
        <table:table-row table:style-name="ro1">
          <table:table-cell/>
          <table:table-cell table:style-name="ce2"/>
          <table:table-cell table:style-name="ce3"/>
          <table:table-cell/>
          <table:table-cell office:value-type="string" calcext:value-type="string">
            <text:p>gamma</text:p>
          </table:table-cell>
          <table:table-cell table:number-columns-repeated="17"/>
          <table:table-cell table:style-name="ce3" table:number-columns-repeated="5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table:formula="of:=2*[.B4]" office:value-type="float" office:value="2" calcext:value-type="float">
            <text:p>2</text:p>
          </table:table-cell>
          <table:table-cell table:formula="of:=2*[.C4]" office:value-type="float" office:value="4" calcext:value-type="float">
            <text:p>4</text:p>
          </table:table-cell>
          <table:table-cell table:formula="of:=2*[.D4]" office:value-type="float" office:value="8" calcext:value-type="float">
            <text:p>8</text:p>
          </table:table-cell>
          <table:table-cell table:formula="of:=2*[.E4]" office:value-type="float" office:value="16" calcext:value-type="float">
            <text:p>16</text:p>
          </table:table-cell>
          <table:table-cell table:formula="of:=2*[.F4]" office:value-type="float" office:value="32" calcext:value-type="float">
            <text:p>32</text:p>
          </table:table-cell>
          <table:table-cell table:formula="of:=2*[.G4]" office:value-type="float" office:value="64" calcext:value-type="float">
            <text:p>64</text:p>
          </table:table-cell>
          <table:table-cell table:formula="of:=2*[.H4]" office:value-type="float" office:value="128" calcext:value-type="float">
            <text:p>128</text:p>
          </table:table-cell>
          <table:table-cell table:formula="of:=2*[.I4]" office:value-type="float" office:value="256" calcext:value-type="float">
            <text:p>256</text:p>
          </table:table-cell>
          <table:table-cell table:formula="of:=2*[.J4]" office:value-type="float" office:value="512" calcext:value-type="float">
            <text:p>512</text:p>
          </table:table-cell>
          <table:table-cell table:formula="of:=2*[.K4]" office:value-type="float" office:value="1024" calcext:value-type="float">
            <text:p>1,024</text:p>
          </table:table-cell>
          <table:table-cell table:formula="of:=2*[.L4]" office:value-type="float" office:value="2048" calcext:value-type="float">
            <text:p>2,048</text:p>
          </table:table-cell>
          <table:table-cell table:formula="of:=2*[.M4]" office:value-type="float" office:value="4096" calcext:value-type="float">
            <text:p>4,096</text:p>
          </table:table-cell>
          <table:table-cell table:formula="of:=2*[.N4]" office:value-type="float" office:value="8192" calcext:value-type="float">
            <text:p>8,192</text:p>
          </table:table-cell>
          <table:table-cell table:formula="of:=2*[.O4]" office:value-type="float" office:value="16384" calcext:value-type="float">
            <text:p>16,384</text:p>
          </table:table-cell>
          <table:table-cell table:formula="of:=2*[.P4]" office:value-type="float" office:value="32768" calcext:value-type="float">
            <text:p>32,768</text:p>
          </table:table-cell>
          <table:table-cell table:formula="of:=2*[.Q4]" office:value-type="float" office:value="65536" calcext:value-type="float">
            <text:p>65,536</text:p>
          </table:table-cell>
          <table:table-cell table:formula="of:=2*[.R4]" office:value-type="float" office:value="131072" calcext:value-type="float">
            <text:p>131,072</text:p>
          </table:table-cell>
          <table:table-cell table:formula="of:=2*[.S4]" office:value-type="float" office:value="262144" calcext:value-type="float">
            <text:p>262,144</text:p>
          </table:table-cell>
          <table:table-cell table:formula="of:=2*[.T4]" office:value-type="float" office:value="524288" calcext:value-type="float">
            <text:p>524,288</text:p>
          </table:table-cell>
          <table:table-cell table:formula="of:=2*[.U4]" office:value-type="float" office:value="1048576" calcext:value-type="float">
            <text:p>1,048,576</text:p>
          </table:table-cell>
          <table:table-cell table:style-name="ce3" table:formula="of:=2*[.V4]" office:value-type="float" office:value="2097152" calcext:value-type="float">
            <text:p>2,097,152</text:p>
          </table:table-cell>
          <table:table-cell table:style-name="ce3" table:formula="of:=2*[.W4]" office:value-type="float" office:value="4194304" calcext:value-type="float">
            <text:p>4,194,304</text:p>
          </table:table-cell>
          <table:table-cell table:style-name="ce3" table:formula="of:=2*[.X4]" office:value-type="float" office:value="8388608" calcext:value-type="float">
            <text:p>8,388,608</text:p>
          </table:table-cell>
          <table:table-cell table:style-name="ce3" table:formula="of:=2*[.Y4]" office:value-type="float" office:value="16777216" calcext:value-type="float">
            <text:p>16,777,216</text:p>
          </table:table-cell>
          <table:table-cell table:style-name="ce3" table:formula="of:=2*[.Z4]" office:value-type="float" office:value="33554432" calcext:value-type="float">
            <text:p>33,554,4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9"/>
          <table:table-cell table:style-name="ce3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3030" calcext:value-type="float">
            <text:p>3,030</text:p>
          </table:table-cell>
          <table:table-cell table:style-name="ce11" office:value-type="float" office:value="5709" calcext:value-type="float">
            <text:p>5,709</text:p>
          </table:table-cell>
          <table:table-cell table:style-name="ce11" office:value-type="float" office:value="10749" calcext:value-type="float">
            <text:p>10,749</text:p>
          </table:table-cell>
          <table:table-cell table:style-name="ce11" office:value-type="float" office:value="20390" calcext:value-type="float">
            <text:p>20,390</text:p>
          </table:table-cell>
          <table:table-cell table:style-name="ce11" office:value-type="float" office:value="38635" calcext:value-type="float">
            <text:p>38,635</text:p>
          </table:table-cell>
          <table:table-cell table:style-name="ce11" office:value-type="float" office:value="73586" calcext:value-type="float">
            <text:p>73,586</text:p>
          </table:table-cell>
          <table:table-cell table:style-name="ce11" office:value-type="float" office:value="140336" calcext:value-type="float">
            <text:p>140,336</text:p>
          </table:table-cell>
          <table:table-cell table:style-name="ce11" office:value-type="float" office:value="268216" calcext:value-type="float">
            <text:p>268,216</text:p>
          </table:table-cell>
          <table:table-cell table:style-name="ce11" office:value-type="float" office:value="513708" calcext:value-type="float">
            <text:p>513,708</text:p>
          </table:table-cell>
          <table:table-cell table:style-name="ce11" office:value-type="float" office:value="985818" calcext:value-type="float">
            <text:p>985,818</text:p>
          </table:table-cell>
          <table:table-cell table:style-name="ce11" office:value-type="float" office:value="1894120" calcext:value-type="float">
            <text:p>1,894,1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12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285" calcext:value-type="float">
            <text:p>285</text:p>
          </table:table-cell>
          <table:table-cell table:style-name="ce17" office:value-type="float" office:value="535" calcext:value-type="float">
            <text:p>535</text:p>
          </table:table-cell>
          <table:table-cell table:style-name="ce15" office:value-type="float" office:value="1062" calcext:value-type="float">
            <text:p>1,062</text:p>
          </table:table-cell>
          <table:table-cell table:style-name="ce17" office:value-type="float" office:value="2006" calcext:value-type="float">
            <text:p>2,006</text:p>
          </table:table-cell>
          <table:table-cell table:style-name="ce17" office:value-type="float" office:value="3918" calcext:value-type="float">
            <text:p>3,918</text:p>
          </table:table-cell>
          <table:table-cell table:style-name="ce17" office:value-type="float" office:value="7548" calcext:value-type="float">
            <text:p>7,548</text:p>
          </table:table-cell>
          <table:table-cell table:style-name="ce17" office:value-type="float" office:value="14595" calcext:value-type="float">
            <text:p>14,595</text:p>
          </table:table-cell>
          <table:table-cell table:style-name="ce17" office:value-type="float" office:value="28293" calcext:value-type="float">
            <text:p>28,293</text:p>
          </table:table-cell>
          <table:table-cell table:style-name="ce17" office:value-type="float" office:value="54761" calcext:value-type="float">
            <text:p>54,761</text:p>
          </table:table-cell>
          <table:table-cell table:style-name="ce17" office:value-type="float" office:value="106452" calcext:value-type="float">
            <text:p>106,452</text:p>
          </table:table-cell>
          <table:table-cell office:value-type="float" office:value="206421" calcext:value-type="float">
            <text:p>206,421</text:p>
          </table:table-cell>
          <table:table-cell table:style-name="ce3" office:value-type="float" office:value="401522" calcext:value-type="float">
            <text:p>401,522</text:p>
          </table:table-cell>
          <table:table-cell table:style-name="ce3" office:value-type="float" office:value="780966" calcext:value-type="float">
            <text:p>780,966</text:p>
          </table:table-cell>
          <table:table-cell table:style-name="ce3" office:value-type="float" office:value="1520543" calcext:value-type="float">
            <text:p>1,520,543</text:p>
          </table:table-cell>
          <table:table-cell table:style-name="ce3" office:value-type="float" office:value="2962226" calcext:value-type="float">
            <text:p>2,962,226</text:p>
          </table:table-cell>
          <table:table-cell table:style-name="ce3" office:value-type="float" office:value="5777162" calcext:value-type="float">
            <text:p>5,777,1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257" calcext:value-type="float">
            <text:p>257</text:p>
          </table:table-cell>
          <table:table-cell table:style-name="ce15" office:value-type="float" office:value="536" calcext:value-type="float">
            <text:p>536</text:p>
          </table:table-cell>
          <table:table-cell table:style-name="ce17" office:value-type="float" office:value="1033" calcext:value-type="float">
            <text:p>1,033</text:p>
          </table:table-cell>
          <table:table-cell table:style-name="ce15" office:value-type="float" office:value="2132" calcext:value-type="float">
            <text:p>2,132</text:p>
          </table:table-cell>
          <table:table-cell table:style-name="ce15" office:value-type="float" office:value="4187" calcext:value-type="float">
            <text:p>4,187</text:p>
          </table:table-cell>
          <table:table-cell table:style-name="ce15" office:value-type="float" office:value="8370" calcext:value-type="float">
            <text:p>8,370</text:p>
          </table:table-cell>
          <table:table-cell table:style-name="ce15" office:value-type="float" office:value="16656" calcext:value-type="float">
            <text:p>16,656</text:p>
          </table:table-cell>
          <table:table-cell table:style-name="ce15" office:value-type="float" office:value="33123" calcext:value-type="float">
            <text:p>33,123</text:p>
          </table:table-cell>
          <table:table-cell table:style-name="ce15" office:value-type="float" office:value="65855" calcext:value-type="float">
            <text:p>65,855</text:p>
          </table:table-cell>
          <table:table-cell table:style-name="ce15" office:value-type="float" office:value="130460" calcext:value-type="float">
            <text:p>130,460</text:p>
          </table:table-cell>
          <table:table-cell table:style-name="ce15" office:value-type="float" office:value="259431" calcext:value-type="float">
            <text:p>259,431</text:p>
          </table:table-cell>
          <table:table-cell table:style-name="ce15" office:value-type="float" office:value="513737" calcext:value-type="float">
            <text:p>513,737</text:p>
          </table:table-cell>
          <table:table-cell table:style-name="ce15" office:value-type="float" office:value="1019223" calcext:value-type="float">
            <text:p>1,019,223</text:p>
          </table:table-cell>
          <table:table-cell table:style-name="ce15" office:value-type="float" office:value="2019783" calcext:value-type="float">
            <text:p>2,019,783</text:p>
          </table:table-cell>
          <table:table-cell table:style-name="ce15" office:value-type="float" office:value="4003071" calcext:value-type="float">
            <text:p>4,003,071</text:p>
          </table:table-cell>
          <table:table-cell table:style-name="ce15" office:value-type="float" office:value="7930375" calcext:value-type="float">
            <text:p>7,930,3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344" calcext:value-type="float">
            <text:p>344</text:p>
          </table:table-cell>
          <table:table-cell office:value-type="float" office:value="736" calcext:value-type="float">
            <text:p>736</text:p>
          </table:table-cell>
          <table:table-cell office:value-type="float" office:value="1461" calcext:value-type="float">
            <text:p>1,461</text:p>
          </table:table-cell>
          <table:table-cell office:value-type="float" office:value="3065" calcext:value-type="float">
            <text:p>3,065</text:p>
          </table:table-cell>
          <table:table-cell office:value-type="float" office:value="6208" calcext:value-type="float">
            <text:p>6,208</text:p>
          </table:table-cell>
          <table:table-cell office:value-type="float" office:value="12643" calcext:value-type="float">
            <text:p>12,643</text:p>
          </table:table-cell>
          <table:table-cell office:value-type="float" office:value="25662" calcext:value-type="float">
            <text:p>25,662</text:p>
          </table:table-cell>
          <table:table-cell office:value-type="float" office:value="52014" calcext:value-type="float">
            <text:p>52,014</text:p>
          </table:table-cell>
          <table:table-cell office:value-type="float" office:value="105487" calcext:value-type="float">
            <text:p>105,487</text:p>
          </table:table-cell>
          <table:table-cell table:style-name="ce17" office:value-type="float" office:value="212566" calcext:value-type="float">
            <text:p>212,566</text:p>
          </table:table-cell>
          <table:table-cell table:style-name="ce17" office:value-type="float" office:value="430007" calcext:value-type="float">
            <text:p>430,007</text:p>
          </table:table-cell>
          <table:table-cell table:style-name="ce17" office:value-type="float" office:value="865650" calcext:value-type="float">
            <text:p>865,650</text:p>
          </table:table-cell>
          <table:table-cell table:style-name="ce17" office:value-type="float" office:value="1744136" calcext:value-type="float">
            <text:p>1,744,136</text:p>
          </table:table-cell>
          <table:table-cell table:style-name="ce17" office:value-type="float" office:value="3508335" calcext:value-type="float">
            <text:p>3,508,335</text:p>
          </table:table-cell>
          <table:table-cell table:style-name="ce17" office:value-type="float" office:value="7053390" calcext:value-type="float">
            <text:p>7,053,3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99" calcext:value-type="float">
            <text:p>199</text:p>
          </table:table-cell>
          <table:table-cell office:value-type="float" office:value="403" calcext:value-type="float">
            <text:p>403</text:p>
          </table:table-cell>
          <table:table-cell office:value-type="float" office:value="873" calcext:value-type="float">
            <text:p>873</text:p>
          </table:table-cell>
          <table:table-cell office:value-type="float" office:value="1767" calcext:value-type="float">
            <text:p>1,767</text:p>
          </table:table-cell>
          <table:table-cell office:value-type="float" office:value="3740" calcext:value-type="float">
            <text:p>3,740</text:p>
          </table:table-cell>
          <table:table-cell office:value-type="float" office:value="7709" calcext:value-type="float">
            <text:p>7,709</text:p>
          </table:table-cell>
          <table:table-cell office:value-type="float" office:value="15910" calcext:value-type="float">
            <text:p>15,910</text:p>
          </table:table-cell>
          <table:table-cell office:value-type="float" office:value="32759" calcext:value-type="float">
            <text:p>32,759</text:p>
          </table:table-cell>
          <table:table-cell office:value-type="float" office:value="67185" calcext:value-type="float">
            <text:p>67,185</text:p>
          </table:table-cell>
          <table:table-cell office:value-type="float" office:value="138063" calcext:value-type="float">
            <text:p>138,063</text:p>
          </table:table-cell>
          <table:table-cell table:style-name="ce3" office:value-type="float" office:value="281566" calcext:value-type="float">
            <text:p>281,566</text:p>
          </table:table-cell>
          <table:table-cell table:style-name="ce3" office:value-type="float" office:value="576165" calcext:value-type="float">
            <text:p>576,165</text:p>
          </table:table-cell>
          <table:table-cell table:style-name="ce3" office:value-type="float" office:value="1173435" calcext:value-type="float">
            <text:p>1,173,435</text:p>
          </table:table-cell>
          <table:table-cell table:style-name="ce3" office:value-type="float" office:value="2390366" calcext:value-type="float">
            <text:p>2,390,366</text:p>
          </table:table-cell>
          <table:table-cell table:style-name="ce3" office:value-type="float" office:value="4860357" calcext:value-type="float">
            <text:p>4,860,35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439" calcext:value-type="float">
            <text:p>439</text:p>
          </table:table-cell>
          <table:table-cell office:value-type="float" office:value="959" calcext:value-type="float">
            <text:p>959</text:p>
          </table:table-cell>
          <table:table-cell office:value-type="float" office:value="1967" calcext:value-type="float">
            <text:p>1,967</text:p>
          </table:table-cell>
          <table:table-cell office:value-type="float" office:value="4185" calcext:value-type="float">
            <text:p>4,185</text:p>
          </table:table-cell>
          <table:table-cell office:value-type="float" office:value="8735" calcext:value-type="float">
            <text:p>8,735</text:p>
          </table:table-cell>
          <table:table-cell office:value-type="float" office:value="18143" calcext:value-type="float">
            <text:p>18,143</text:p>
          </table:table-cell>
          <table:table-cell office:value-type="float" office:value="37695" calcext:value-type="float">
            <text:p>37,695</text:p>
          </table:table-cell>
          <table:table-cell office:value-type="float" office:value="77939" calcext:value-type="float">
            <text:p>77,939</text:p>
          </table:table-cell>
          <table:table-cell table:style-name="ce3" office:value-type="float" office:value="161479" calcext:value-type="float">
            <text:p>161,479</text:p>
          </table:table-cell>
          <table:table-cell table:style-name="ce3" office:value-type="float" office:value="332008" calcext:value-type="float">
            <text:p>332,008</text:p>
          </table:table-cell>
          <table:table-cell table:style-name="ce3" office:value-type="float" office:value="684502" calcext:value-type="float">
            <text:p>684,502</text:p>
          </table:table-cell>
          <table:table-cell table:style-name="ce3" office:value-type="float" office:value="1404867" calcext:value-type="float">
            <text:p>1,404,867</text:p>
          </table:table-cell>
          <table:table-cell table:style-name="ce3" office:value-type="float" office:value="2882712" calcext:value-type="float">
            <text:p>2,882,7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/>
          <table:table-cell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float" office:value="461" calcext:value-type="float">
            <text:p>461</text:p>
          </table:table-cell>
          <table:table-cell office:value-type="float" office:value="1013" calcext:value-type="float">
            <text:p>1,013</text:p>
          </table:table-cell>
          <table:table-cell office:value-type="float" office:value="2093" calcext:value-type="float">
            <text:p>2,093</text:p>
          </table:table-cell>
          <table:table-cell office:value-type="float" office:value="4459" calcext:value-type="float">
            <text:p>4,459</text:p>
          </table:table-cell>
          <table:table-cell office:value-type="float" office:value="9388" calcext:value-type="float">
            <text:p>9,388</text:p>
          </table:table-cell>
          <table:table-cell office:value-type="float" office:value="19603" calcext:value-type="float">
            <text:p>19,603</text:p>
          </table:table-cell>
          <table:table-cell office:value-type="float" office:value="40946" calcext:value-type="float">
            <text:p>40,946</text:p>
          </table:table-cell>
          <table:table-cell table:style-name="ce3" office:value-type="float" office:value="85087" calcext:value-type="float">
            <text:p>85,087</text:p>
          </table:table-cell>
          <table:table-cell table:style-name="ce3" office:value-type="float" office:value="177200" calcext:value-type="float">
            <text:p>177,200</text:p>
          </table:table-cell>
          <table:table-cell table:style-name="ce3" office:value-type="float" office:value="366248" calcext:value-type="float">
            <text:p>366,248</text:p>
          </table:table-cell>
          <table:table-cell table:style-name="ce3" office:value-type="float" office:value="758686" calcext:value-type="float">
            <text:p>758,686</text:p>
          </table:table-cell>
          <table:table-cell table:style-name="ce3" office:value-type="float" office:value="1565038" calcext:value-type="float">
            <text:p>1,565,03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/>
          <table:table-cell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229" calcext:value-type="float">
            <text:p>229</text:p>
          </table:table-cell>
          <table:table-cell office:value-type="float" office:value="473" calcext:value-type="float">
            <text:p>473</text:p>
          </table:table-cell>
          <table:table-cell office:value-type="float" office:value="1044" calcext:value-type="float">
            <text:p>1,044</text:p>
          </table:table-cell>
          <table:table-cell office:value-type="float" office:value="2171" calcext:value-type="float">
            <text:p>2,171</text:p>
          </table:table-cell>
          <table:table-cell office:value-type="float" office:value="4634" calcext:value-type="float">
            <text:p>4,634</text:p>
          </table:table-cell>
          <table:table-cell office:value-type="float" office:value="9796" calcext:value-type="float">
            <text:p>9,796</text:p>
          </table:table-cell>
          <table:table-cell office:value-type="float" office:value="20513" calcext:value-type="float">
            <text:p>20,513</text:p>
          </table:table-cell>
          <table:table-cell table:style-name="ce3" office:value-type="float" office:value="43020" calcext:value-type="float">
            <text:p>43,020</text:p>
          </table:table-cell>
          <table:table-cell table:style-name="ce3" office:value-type="float" office:value="89684" calcext:value-type="float">
            <text:p>89,684</text:p>
          </table:table-cell>
          <table:table-cell table:style-name="ce3" office:value-type="float" office:value="187361" calcext:value-type="float">
            <text:p>187,361</text:p>
          </table:table-cell>
          <table:table-cell table:style-name="ce3" office:value-type="float" office:value="388633" calcext:value-type="float">
            <text:p>388,633</text:p>
          </table:table-cell>
          <table:table-cell table:style-name="ce3" office:value-type="float" office:value="807508" calcext:value-type="float">
            <text:p>807,5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/>
          <table:table-cell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232" calcext:value-type="float">
            <text:p>232</text:p>
          </table:table-cell>
          <table:table-cell office:value-type="float" office:value="482" calcext:value-type="float">
            <text:p>482</text:p>
          </table:table-cell>
          <table:table-cell office:value-type="float" office:value="1062" calcext:value-type="float">
            <text:p>1,062</text:p>
          </table:table-cell>
          <table:table-cell office:value-type="float" office:value="2217" calcext:value-type="float">
            <text:p>2,217</text:p>
          </table:table-cell>
          <table:table-cell office:value-type="float" office:value="4738" calcext:value-type="float">
            <text:p>4,738</text:p>
          </table:table-cell>
          <table:table-cell office:value-type="float" office:value="10051" calcext:value-type="float">
            <text:p>10,051</text:p>
          </table:table-cell>
          <table:table-cell table:style-name="ce3" office:value-type="float" office:value="21083" calcext:value-type="float">
            <text:p>21,083</text:p>
          </table:table-cell>
          <table:table-cell table:style-name="ce3" office:value-type="float" office:value="44315" calcext:value-type="float">
            <text:p>44,315</text:p>
          </table:table-cell>
          <table:table-cell table:style-name="ce3" office:value-type="float" office:value="92608" calcext:value-type="float">
            <text:p>92,608</text:p>
          </table:table-cell>
          <table:table-cell table:style-name="ce3" office:value-type="float" office:value="193824" calcext:value-type="float">
            <text:p>193,824</text:p>
          </table:table-cell>
          <table:table-cell table:style-name="ce3" office:value-type="float" office:value="402936" calcext:value-type="float">
            <text:p>402,9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/>
          <table:table-cell table:number-columns-repeated="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office:value-type="float" office:value="233" calcext:value-type="float">
            <text:p>233</text:p>
          </table:table-cell>
          <table:table-cell office:value-type="float" office:value="487" calcext:value-type="float">
            <text:p>487</text:p>
          </table:table-cell>
          <table:table-cell office:value-type="float" office:value="1072" calcext:value-type="float">
            <text:p>1,072</text:p>
          </table:table-cell>
          <table:table-cell office:value-type="float" office:value="2246" calcext:value-type="float">
            <text:p>2,246</text:p>
          </table:table-cell>
          <table:table-cell office:value-type="float" office:value="4803" calcext:value-type="float">
            <text:p>4,803</text:p>
          </table:table-cell>
          <table:table-cell table:style-name="ce3" office:value-type="float" office:value="10202" calcext:value-type="float">
            <text:p>10,202</text:p>
          </table:table-cell>
          <table:table-cell table:style-name="ce3" office:value-type="float" office:value="21440" calcext:value-type="float">
            <text:p>21,440</text:p>
          </table:table-cell>
          <table:table-cell table:style-name="ce3" office:value-type="float" office:value="45115" calcext:value-type="float">
            <text:p>45,115</text:p>
          </table:table-cell>
          <table:table-cell table:style-name="ce3" office:value-type="float" office:value="94434" calcext:value-type="float">
            <text:p>94,434</text:p>
          </table:table-cell>
          <table:table-cell table:style-name="ce3" office:value-type="float" office:value="197891" calcext:value-type="float">
            <text:p>197,89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/>
          <table:table-cell table:number-columns-repeated="1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office:value-type="float" office:value="490" calcext:value-type="float">
            <text:p>490</text:p>
          </table:table-cell>
          <table:table-cell office:value-type="float" office:value="1078" calcext:value-type="float">
            <text:p>1,078</text:p>
          </table:table-cell>
          <table:table-cell office:value-type="float" office:value="2261" calcext:value-type="float">
            <text:p>2,261</text:p>
          </table:table-cell>
          <table:table-cell table:style-name="ce3" office:value-type="float" office:value="4844" calcext:value-type="float">
            <text:p>4,844</text:p>
          </table:table-cell>
          <table:table-cell table:style-name="ce3" office:value-type="float" office:value="10294" calcext:value-type="float">
            <text:p>10,294</text:p>
          </table:table-cell>
          <table:table-cell table:style-name="ce3" office:value-type="float" office:value="21659" calcext:value-type="float">
            <text:p>21,659</text:p>
          </table:table-cell>
          <table:table-cell table:style-name="ce3" office:value-type="float" office:value="45609" calcext:value-type="float">
            <text:p>45,609</text:p>
          </table:table-cell>
          <table:table-cell table:style-name="ce3" office:value-type="float" office:value="95580" calcext:value-type="float">
            <text:p>95,5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/>
          <table:table-cell table:number-columns-repeated="1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office:value-type="float" office:value="492" calcext:value-type="float">
            <text:p>492</text:p>
          </table:table-cell>
          <table:table-cell office:value-type="float" office:value="1082" calcext:value-type="float">
            <text:p>1,082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4867" calcext:value-type="float">
            <text:p>4,867</text:p>
          </table:table-cell>
          <table:table-cell table:style-name="ce3" office:value-type="float" office:value="10349" calcext:value-type="float">
            <text:p>10,349</text:p>
          </table:table-cell>
          <table:table-cell table:style-name="ce3" office:value-type="float" office:value="21794" calcext:value-type="float">
            <text:p>21,794</text:p>
          </table:table-cell>
          <table:table-cell table:style-name="ce3" office:value-type="float" office:value="45907" calcext:value-type="float">
            <text:p>45,9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/>
          <table:table-cell table:number-columns-repeated="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4882" calcext:value-type="float">
            <text:p>4,882</text:p>
          </table:table-cell>
          <table:table-cell table:style-name="ce3" office:value-type="float" office:value="10381" calcext:value-type="float">
            <text:p>10,381</text:p>
          </table:table-cell>
          <table:table-cell table:style-name="ce3" office:value-type="float" office:value="21877" calcext:value-type="float">
            <text:p>21,87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/>
          <table:table-cell table:number-columns-repeated="1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4891" calcext:value-type="float">
            <text:p>4,891</text:p>
          </table:table-cell>
          <table:table-cell table:style-name="ce3" office:value-type="float" office:value="10401" calcext:value-type="float">
            <text:p>10,4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/>
          <table:table-cell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1087" calcext:value-type="float">
            <text:p>1,087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4896" calcext:value-type="float">
            <text:p>4,89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/>
          <table:table-cell table:number-columns-repeated="1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1087" calcext:value-type="float">
            <text:p>1,087</text:p>
          </table:table-cell>
          <table:table-cell table:style-name="ce3" office:value-type="float" office:value="2281" calcext:value-type="float">
            <text:p>2,28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/>
          <table:table-cell table:number-columns-repeated="1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1087" calcext:value-type="float">
            <text:p>1,08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/>
          <table:table-cell table:number-columns-repeated="1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/>
          <table:table-cell table:number-columns-repeated="1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/>
          <table:table-cell table:number-columns-repeated="19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/>
          <table:table-cell table:number-columns-repeated="2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/>
          <table:table-cell table:number-columns-repeated="20"/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/>
          <table:table-cell table:number-columns-repeated="20"/>
          <table:table-cell table:style-name="ce3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/>
          <table:table-cell table:number-columns-repeated="20"/>
          <table:table-cell table:style-name="ce3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/>
          <table:table-cell table:number-columns-repeated="20"/>
          <table:table-cell table:style-name="ce3" table:number-columns-repeated="4"/>
          <table:table-cell table:style-name="ce12" office:value-type="float" office:value="2" calcext:value-type="float">
            <text:p>2</text:p>
          </table:table-cell>
        </table:table-row>
        <table:table-row table:style-name="ro2" table:number-rows-repeated="2">
          <table:table-cell/>
          <table:table-cell table:style-name="Default" table:number-columns-repeated="26"/>
        </table:table-row>
        <table:table-row table:style-name="ro2">
          <table:table-cell office:value-type="string" calcext:value-type="string">
            <text:p>Compute statistics</text:p>
          </table:table-cell>
          <table:table-cell table:style-name="Default" table:number-columns-repeated="3"/>
          <table:table-cell table:style-name="Default" office:value-type="string" calcext:value-type="string">
            <text:p>Gamma-tilde</text:p>
          </table:table-cell>
          <table:table-cell table:style-name="Default" table:number-columns-repeated="2"/>
          <table:table-cell table:style-name="Default" office:value-type="string" calcext:value-type="string">
            <text:p>tau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table:number-columns-repeated="18"/>
        </table:table-row>
        <table:table-row table:style-name="ro2">
          <table:table-cell/>
          <table:table-cell table:style-name="Default" table:number-columns-repeated="26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style-name="ce4" table:formula="of:=2*[.B35]" office:value-type="float" office:value="2" calcext:value-type="float">
            <text:p>2</text:p>
          </table:table-cell>
          <table:table-cell table:style-name="ce4" table:formula="of:=2*[.C35]" office:value-type="float" office:value="4" calcext:value-type="float">
            <text:p>4</text:p>
          </table:table-cell>
          <table:table-cell table:style-name="ce4" table:formula="of:=2*[.D35]" office:value-type="float" office:value="8" calcext:value-type="float">
            <text:p>8</text:p>
          </table:table-cell>
          <table:table-cell table:style-name="ce4" table:formula="of:=2*[.E35]" office:value-type="float" office:value="16" calcext:value-type="float">
            <text:p>16</text:p>
          </table:table-cell>
          <table:table-cell table:style-name="ce4" table:formula="of:=2*[.F35]" office:value-type="float" office:value="32" calcext:value-type="float">
            <text:p>32</text:p>
          </table:table-cell>
          <table:table-cell table:style-name="ce4" table:formula="of:=2*[.G35]" office:value-type="float" office:value="64" calcext:value-type="float">
            <text:p>64</text:p>
          </table:table-cell>
          <table:table-cell table:style-name="ce4" table:formula="of:=2*[.H35]" office:value-type="float" office:value="128" calcext:value-type="float">
            <text:p>128</text:p>
          </table:table-cell>
          <table:table-cell table:style-name="ce4" table:formula="of:=2*[.I35]" office:value-type="float" office:value="256" calcext:value-type="float">
            <text:p>256</text:p>
          </table:table-cell>
          <table:table-cell table:style-name="ce4" table:formula="of:=2*[.J35]" office:value-type="float" office:value="512" calcext:value-type="float">
            <text:p>512</text:p>
          </table:table-cell>
          <table:table-cell table:style-name="ce4" table:formula="of:=2*[.K35]" office:value-type="float" office:value="1024" calcext:value-type="float">
            <text:p>1,024</text:p>
          </table:table-cell>
          <table:table-cell table:style-name="ce4" table:formula="of:=2*[.L35]" office:value-type="float" office:value="2048" calcext:value-type="float">
            <text:p>2,048</text:p>
          </table:table-cell>
          <table:table-cell table:style-name="ce4" table:formula="of:=2*[.M35]" office:value-type="float" office:value="4096" calcext:value-type="float">
            <text:p>4,096</text:p>
          </table:table-cell>
          <table:table-cell table:style-name="ce4" table:formula="of:=2*[.N35]" office:value-type="float" office:value="8192" calcext:value-type="float">
            <text:p>8,192</text:p>
          </table:table-cell>
          <table:table-cell table:style-name="ce4" table:formula="of:=2*[.O35]" office:value-type="float" office:value="16384" calcext:value-type="float">
            <text:p>16,384</text:p>
          </table:table-cell>
          <table:table-cell table:style-name="ce4" table:formula="of:=2*[.P35]" office:value-type="float" office:value="32768" calcext:value-type="float">
            <text:p>32,768</text:p>
          </table:table-cell>
          <table:table-cell table:style-name="ce4" table:formula="of:=2*[.Q35]" office:value-type="float" office:value="65536" calcext:value-type="float">
            <text:p>65,536</text:p>
          </table:table-cell>
          <table:table-cell table:style-name="ce4" table:formula="of:=2*[.R35]" office:value-type="float" office:value="131072" calcext:value-type="float">
            <text:p>131,072</text:p>
          </table:table-cell>
          <table:table-cell table:style-name="ce4" table:formula="of:=2*[.S35]" office:value-type="float" office:value="262144" calcext:value-type="float">
            <text:p>262,144</text:p>
          </table:table-cell>
          <table:table-cell table:style-name="ce4" table:formula="of:=2*[.T35]" office:value-type="float" office:value="524288" calcext:value-type="float">
            <text:p>524,288</text:p>
          </table:table-cell>
          <table:table-cell table:style-name="ce4" table:formula="of:=2*[.U35]" office:value-type="float" office:value="1048576" calcext:value-type="float">
            <text:p>1,048,576</text:p>
          </table:table-cell>
          <table:table-cell table:style-name="ce4" table:formula="of:=2*[.V35]" office:value-type="float" office:value="2097152" calcext:value-type="float">
            <text:p>2,097,152</text:p>
          </table:table-cell>
          <table:table-cell table:style-name="ce4" table:formula="of:=2*[.W35]" office:value-type="float" office:value="4194304" calcext:value-type="float">
            <text:p>4,194,304</text:p>
          </table:table-cell>
          <table:table-cell table:formula="of:=2*[.X35]" office:value-type="float" office:value="8388608" calcext:value-type="float">
            <text:p>8,388,608</text:p>
          </table:table-cell>
          <table:table-cell table:formula="of:=2*[.Y35]" office:value-type="float" office:value="16777216" calcext:value-type="float">
            <text:p>16,777,216</text:p>
          </table:table-cell>
          <table:table-cell table:formula="of:=2*[.Z35]" office:value-type="float" office:value="33554432" calcext:value-type="float">
            <text:p>33,554,432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formula="of:=[.B5]*[.$A5]" office:value-type="float" office:value="0" calcext:value-type="float">
            <text:p>0</text:p>
          </table:table-cell>
          <table:table-cell table:style-name="ce4" table:number-columns-repeated="22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9" table:formula="of:=[.C6]*[.$I$33]+[.B6]*(1-[.$I$33])" office:value-type="float" office:value="1.1" calcext:value-type="float">
            <text:p>1</text:p>
          </table:table-cell>
          <table:table-cell table:style-name="ce13" table:formula="of:=[.D6]*[.$I$33]+[.C6]*(1-[.$I$33])" office:value-type="float" office:value="2" calcext:value-type="float">
            <text:p>2</text:p>
          </table:table-cell>
          <table:table-cell table:style-name="ce13" table:formula="of:=[.E6]*[.$I$33]+[.D6]*(1-[.$I$33])" office:value-type="float" office:value="2" calcext:value-type="float">
            <text:p>2</text:p>
          </table:table-cell>
          <table:table-cell table:style-name="ce13" table:formula="of:=[.F6]*[.$I$33]+[.E6]*(1-[.$I$33])" office:value-type="float" office:value="3.65" calcext:value-type="float">
            <text:p>4</text:p>
          </table:table-cell>
          <table:table-cell table:style-name="ce13" table:formula="of:=[.G6]*[.$I$33]+[.F6]*(1-[.$I$33])" office:value-type="float" office:value="6.1" calcext:value-type="float">
            <text:p>6</text:p>
          </table:table-cell>
          <table:table-cell table:style-name="ce13" table:formula="of:=[.H6]*[.$I$33]+[.G6]*(1-[.$I$33])" office:value-type="float" office:value="10.3" calcext:value-type="float">
            <text:p>10</text:p>
          </table:table-cell>
          <table:table-cell table:style-name="ce13" table:formula="of:=[.I6]*[.$I$33]+[.H6]*(1-[.$I$33])" office:value-type="float" office:value="18.5" calcext:value-type="float">
            <text:p>19</text:p>
          </table:table-cell>
          <table:table-cell table:style-name="ce13" table:formula="of:=[.J6]*[.$I$33]+[.I6]*(1-[.$I$33])" office:value-type="float" office:value="34" calcext:value-type="float">
            <text:p>34</text:p>
          </table:table-cell>
          <table:table-cell table:style-name="ce13" table:formula="of:=[.K6]*[.$I$33]+[.J6]*(1-[.$I$33])" office:value-type="float" office:value="60.6" calcext:value-type="float">
            <text:p>61</text:p>
          </table:table-cell>
          <table:table-cell table:style-name="ce13" table:formula="of:=[.L6]*[.$I$33]+[.K6]*(1-[.$I$33])" office:value-type="float" office:value="109.1" calcext:value-type="float">
            <text:p>109</text:p>
          </table:table-cell>
          <table:table-cell table:style-name="ce13" table:formula="of:=[.M6]*[.$I$33]+[.L6]*(1-[.$I$33])" office:value-type="float" office:value="201.9" calcext:value-type="float">
            <text:p>202</text:p>
          </table:table-cell>
          <table:table-cell table:style-name="ce13" table:formula="of:=[.N6]*[.$I$33]+[.M6]*(1-[.$I$33])" office:value-type="float" office:value="369.95" calcext:value-type="float">
            <text:p>370</text:p>
          </table:table-cell>
          <table:table-cell table:style-name="ce13" table:formula="of:=[.O6]*[.$I$33]+[.N6]*(1-[.$I$33])" office:value-type="float" office:value="688.4" calcext:value-type="float">
            <text:p>688</text:p>
          </table:table-cell>
          <table:table-cell table:style-name="ce13" table:formula="of:=[.P6]*[.$I$33]+[.O6]*(1-[.$I$33])" office:value-type="float" office:value="1279" calcext:value-type="float">
            <text:p>1,279</text:p>
          </table:table-cell>
          <table:table-cell table:style-name="ce13" table:formula="of:=[.Q6]*[.$I$33]+[.P6]*(1-[.$I$33])" office:value-type="float" office:value="2391.9" calcext:value-type="float">
            <text:p>2,392</text:p>
          </table:table-cell>
          <table:table-cell table:style-name="ce13" table:formula="of:=[.R6]*[.$I$33]+[.Q6]*(1-[.$I$33])" office:value-type="float" office:value="4503.45" calcext:value-type="float">
            <text:p>4,503</text:p>
          </table:table-cell>
          <table:table-cell table:style-name="ce13" table:formula="of:=[.S6]*[.$I$33]+[.R6]*(1-[.$I$33])" office:value-type="float" office:value="8481" calcext:value-type="float">
            <text:p>8,481</text:p>
          </table:table-cell>
          <table:table-cell table:style-name="ce13" table:formula="of:=[.T6]*[.$I$33]+[.S6]*(1-[.$I$33])" office:value-type="float" office:value="16051.55" calcext:value-type="float">
            <text:p>16,052</text:p>
          </table:table-cell>
          <table:table-cell table:style-name="ce13" table:formula="of:=[.U6]*[.$I$33]+[.T6]*(1-[.$I$33])" office:value-type="float" office:value="30424.75" calcext:value-type="float">
            <text:p>30,425</text:p>
          </table:table-cell>
          <table:table-cell table:style-name="ce13" table:formula="of:=[.V6]*[.$I$33]+[.U6]*(1-[.$I$33])" office:value-type="float" office:value="57858.05" calcext:value-type="float">
            <text:p>57,858</text:p>
          </table:table-cell>
          <table:table-cell table:style-name="ce13" table:formula="of:=[.W6]*[.$I$33]+[.V6]*(1-[.$I$33])" office:value-type="float" office:value="110298.5" calcext:value-type="float">
            <text:p>110,299</text:p>
          </table:table-cell>
          <table:table-cell table:style-name="ce13" table:formula="of:=[.X6]*[.$I$33]+[.W6]*(1-[.$I$33])" office:value-type="float" office:value="210670" calcext:value-type="float">
            <text:p>210,670</text:p>
          </table:table-cell>
          <table:table-cell table:style-name="ce13"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0"/>
          <table:table-cell table:style-name="ce14" table:formula="of:=[.D7]*[.$I$33]+[.C7]*(1-[.$I$33])" office:value-type="float" office:value="1.1" calcext:value-type="float">
            <text:p>1</text:p>
          </table:table-cell>
          <table:table-cell table:style-name="ce14" table:formula="of:=[.E7]*[.$I$33]+[.D7]*(1-[.$I$33])" office:value-type="float" office:value="3.1" calcext:value-type="float">
            <text:p>3</text:p>
          </table:table-cell>
          <table:table-cell table:style-name="ce14" table:formula="of:=[.F7]*[.$I$33]+[.E7]*(1-[.$I$33])" office:value-type="float" office:value="4" calcext:value-type="float">
            <text:p>4</text:p>
          </table:table-cell>
          <table:table-cell table:style-name="ce14" table:formula="of:=[.G7]*[.$I$33]+[.F7]*(1-[.$I$33])" office:value-type="float" office:value="8.4" calcext:value-type="float">
            <text:p>8</text:p>
          </table:table-cell>
          <table:table-cell table:style-name="ce14" table:formula="of:=[.H7]*[.$I$33]+[.G7]*(1-[.$I$33])" office:value-type="float" office:value="16.4" calcext:value-type="float">
            <text:p>16</text:p>
          </table:table-cell>
          <table:table-cell table:style-name="ce14" table:formula="of:=[.I7]*[.$I$33]+[.H7]*(1-[.$I$33])" office:value-type="float" office:value="31" calcext:value-type="float">
            <text:p>31</text:p>
          </table:table-cell>
          <table:table-cell table:style-name="ce14" table:formula="of:=[.J7]*[.$I$33]+[.I7]*(1-[.$I$33])" office:value-type="float" office:value="59.25" calcext:value-type="float">
            <text:p>59</text:p>
          </table:table-cell>
          <table:table-cell table:style-name="ce14" table:formula="of:=[.K7]*[.$I$33]+[.J7]*(1-[.$I$33])" office:value-type="float" office:value="114.6" calcext:value-type="float">
            <text:p>115</text:p>
          </table:table-cell>
          <table:table-cell table:style-name="ce14" table:formula="of:=[.L7]*[.$I$33]+[.K7]*(1-[.$I$33])" office:value-type="float" office:value="222.9" calcext:value-type="float">
            <text:p>223</text:p>
          </table:table-cell>
          <table:table-cell table:style-name="ce14" table:formula="of:=[.M7]*[.$I$33]+[.L7]*(1-[.$I$33])" office:value-type="float" office:value="422.5" calcext:value-type="float">
            <text:p>423</text:p>
          </table:table-cell>
          <table:table-cell table:style-name="ce14" table:formula="of:=[.N7]*[.$I$33]+[.M7]*(1-[.$I$33])" office:value-type="float" office:value="824.85" calcext:value-type="float">
            <text:p>825</text:p>
          </table:table-cell>
          <table:table-cell table:style-name="ce14" table:formula="of:=[.O7]*[.$I$33]+[.N7]*(1-[.$I$33])" office:value-type="float" office:value="1581.2" calcext:value-type="float">
            <text:p>1,581</text:p>
          </table:table-cell>
          <table:table-cell table:style-name="ce14" table:formula="of:=[.P7]*[.$I$33]+[.O7]*(1-[.$I$33])" office:value-type="float" office:value="3057.6" calcext:value-type="float">
            <text:p>3,058</text:p>
          </table:table-cell>
          <table:table-cell table:style-name="ce14" table:formula="of:=[.Q7]*[.$I$33]+[.P7]*(1-[.$I$33])" office:value-type="float" office:value="5914.5" calcext:value-type="float">
            <text:p>5,915</text:p>
          </table:table-cell>
          <table:table-cell table:style-name="ce14" table:formula="of:=[.R7]*[.$I$33]+[.Q7]*(1-[.$I$33])" office:value-type="float" office:value="11423.85" calcext:value-type="float">
            <text:p>11,424</text:p>
          </table:table-cell>
          <table:table-cell table:style-name="ce14" table:formula="of:=[.S7]*[.$I$33]+[.R7]*(1-[.$I$33])" office:value-type="float" office:value="22128.9" calcext:value-type="float">
            <text:p>22,129</text:p>
          </table:table-cell>
          <table:table-cell table:style-name="ce14" table:formula="of:=[.T7]*[.$I$33]+[.S7]*(1-[.$I$33])" office:value-type="float" office:value="42850.4" calcext:value-type="float">
            <text:p>42,850</text:p>
          </table:table-cell>
          <table:table-cell table:style-name="ce14" table:formula="of:=[.U7]*[.$I$33]+[.T7]*(1-[.$I$33])" office:value-type="float" office:value="83191.05" calcext:value-type="float">
            <text:p>83,191</text:p>
          </table:table-cell>
          <table:table-cell table:style-name="ce14" table:formula="of:=[.V7]*[.$I$33]+[.U7]*(1-[.$I$33])" office:value-type="float" office:value="161434.95" calcext:value-type="float">
            <text:p>161,435</text:p>
          </table:table-cell>
          <table:table-cell table:formula="of:=[.W7]*[.$I$33]+[.V7]*(1-[.$I$33])" office:value-type="float" office:value="313726.55" calcext:value-type="float">
            <text:p>313,727</text:p>
          </table:table-cell>
          <table:table-cell table:formula="of:=[.X7]*[.$I$33]+[.W7]*(1-[.$I$33])" office:value-type="float" office:value="610216.2" calcext:value-type="float">
            <text:p>610,216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0"/>
          <table:table-cell table:style-name="ce4"/>
          <table:table-cell table:style-name="ce14" table:formula="of:=[.E8]*[.$I$33]+[.D8]*(1-[.$I$33])" office:value-type="float" office:value="1.1" calcext:value-type="float">
            <text:p>1</text:p>
          </table:table-cell>
          <table:table-cell table:style-name="ce14" table:formula="of:=[.F8]*[.$I$33]+[.E8]*(1-[.$I$33])" office:value-type="float" office:value="3.65" calcext:value-type="float">
            <text:p>4</text:p>
          </table:table-cell>
          <table:table-cell table:style-name="ce14" table:formula="of:=[.G8]*[.$I$33]+[.F8]*(1-[.$I$33])" office:value-type="float" office:value="5.55" calcext:value-type="float">
            <text:p>6</text:p>
          </table:table-cell>
          <table:table-cell table:style-name="ce14" table:formula="of:=[.H8]*[.$I$33]+[.G8]*(1-[.$I$33])" office:value-type="float" office:value="12.05" calcext:value-type="float">
            <text:p>12</text:p>
          </table:table-cell>
          <table:table-cell table:style-name="ce14" table:formula="of:=[.I8]*[.$I$33]+[.H8]*(1-[.$I$33])" office:value-type="float" office:value="24.15" calcext:value-type="float">
            <text:p>24</text:p>
          </table:table-cell>
          <table:table-cell table:style-name="ce14" table:formula="of:=[.J8]*[.$I$33]+[.I8]*(1-[.$I$33])" office:value-type="float" office:value="49.25" calcext:value-type="float">
            <text:p>49</text:p>
          </table:table-cell>
          <table:table-cell table:style-name="ce14" table:formula="of:=[.K8]*[.$I$33]+[.J8]*(1-[.$I$33])" office:value-type="float" office:value="101.3" calcext:value-type="float">
            <text:p>101</text:p>
          </table:table-cell>
          <table:table-cell table:style-name="ce14" table:formula="of:=[.L8]*[.$I$33]+[.K8]*(1-[.$I$33])" office:value-type="float" office:value="200.3" calcext:value-type="float">
            <text:p>200</text:p>
          </table:table-cell>
          <table:table-cell table:style-name="ce14" table:formula="of:=[.M8]*[.$I$33]+[.L8]*(1-[.$I$33])" office:value-type="float" office:value="410.45" calcext:value-type="float">
            <text:p>410</text:p>
          </table:table-cell>
          <table:table-cell table:style-name="ce14" table:formula="of:=[.N8]*[.$I$33]+[.M8]*(1-[.$I$33])" office:value-type="float" office:value="809.35" calcext:value-type="float">
            <text:p>809</text:p>
          </table:table-cell>
          <table:table-cell table:style-name="ce14" table:formula="of:=[.O8]*[.$I$33]+[.N8]*(1-[.$I$33])" office:value-type="float" office:value="1637.45" calcext:value-type="float">
            <text:p>1,637</text:p>
          </table:table-cell>
          <table:table-cell table:style-name="ce14" table:formula="of:=[.P8]*[.$I$33]+[.O8]*(1-[.$I$33])" office:value-type="float" office:value="3262.25" calcext:value-type="float">
            <text:p>3,262</text:p>
          </table:table-cell>
          <table:table-cell table:style-name="ce14" table:formula="of:=[.Q8]*[.$I$33]+[.P8]*(1-[.$I$33])" office:value-type="float" office:value="6487.65" calcext:value-type="float">
            <text:p>6,488</text:p>
          </table:table-cell>
          <table:table-cell table:style-name="ce14" table:formula="of:=[.R8]*[.$I$33]+[.Q8]*(1-[.$I$33])" office:value-type="float" office:value="12927.3" calcext:value-type="float">
            <text:p>12,927</text:p>
          </table:table-cell>
          <table:table-cell table:style-name="ce14" table:formula="of:=[.S8]*[.$I$33]+[.R8]*(1-[.$I$33])" office:value-type="float" office:value="25712.85" calcext:value-type="float">
            <text:p>25,713</text:p>
          </table:table-cell>
          <table:table-cell table:style-name="ce14" table:formula="of:=[.T8]*[.$I$33]+[.S8]*(1-[.$I$33])" office:value-type="float" office:value="51125.6" calcext:value-type="float">
            <text:p>51,126</text:p>
          </table:table-cell>
          <table:table-cell table:style-name="ce14" table:formula="of:=[.U8]*[.$I$33]+[.T8]*(1-[.$I$33])" office:value-type="float" office:value="101387.75" calcext:value-type="float">
            <text:p>101,388</text:p>
          </table:table-cell>
          <table:table-cell table:style-name="ce14" table:formula="of:=[.V8]*[.$I$33]+[.U8]*(1-[.$I$33])" office:value-type="float" office:value="201394.05" calcext:value-type="float">
            <text:p>201,394</text:p>
          </table:table-cell>
          <table:table-cell table:formula="of:=[.W8]*[.$I$33]+[.V8]*(1-[.$I$33])" office:value-type="float" office:value="399299.3" calcext:value-type="float">
            <text:p>399,299</text:p>
          </table:table-cell>
          <table:table-cell table:formula="of:=[.X8]*[.$I$33]+[.W8]*(1-[.$I$33])" office:value-type="float" office:value="791754.3" calcext:value-type="float">
            <text:p>791,754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0"/>
          <table:table-cell table:style-name="ce4" table:number-columns-repeated="2"/>
          <table:table-cell table:style-name="ce14" table:formula="of:=[.F9]*[.$I$33]+[.E9]*(1-[.$I$33])" office:value-type="float" office:value="1.1" calcext:value-type="float">
            <text:p>1</text:p>
          </table:table-cell>
          <table:table-cell table:style-name="ce14" table:formula="of:=[.G9]*[.$I$33]+[.F9]*(1-[.$I$33])" office:value-type="float" office:value="3.65" calcext:value-type="float">
            <text:p>4</text:p>
          </table:table-cell>
          <table:table-cell table:style-name="ce14" table:formula="of:=[.H9]*[.$I$33]+[.G9]*(1-[.$I$33])" office:value-type="float" office:value="6.1" calcext:value-type="float">
            <text:p>6</text:p>
          </table:table-cell>
          <table:table-cell table:style-name="ce14" table:formula="of:=[.I9]*[.$I$33]+[.H9]*(1-[.$I$33])" office:value-type="float" office:value="14.15" calcext:value-type="float">
            <text:p>14</text:p>
          </table:table-cell>
          <table:table-cell table:style-name="ce14" table:formula="of:=[.J9]*[.$I$33]+[.I9]*(1-[.$I$33])" office:value-type="float" office:value="29.35" calcext:value-type="float">
            <text:p>29</text:p>
          </table:table-cell>
          <table:table-cell table:style-name="ce14" table:formula="of:=[.K9]*[.$I$33]+[.J9]*(1-[.$I$33])" office:value-type="float" office:value="61.2" calcext:value-type="float">
            <text:p>61</text:p>
          </table:table-cell>
          <table:table-cell table:style-name="ce14" table:formula="of:=[.L9]*[.$I$33]+[.K9]*(1-[.$I$33])" office:value-type="float" office:value="131.6" calcext:value-type="float">
            <text:p>132</text:p>
          </table:table-cell>
          <table:table-cell table:style-name="ce14" table:formula="of:=[.M9]*[.$I$33]+[.L9]*(1-[.$I$33])" office:value-type="float" office:value="267.05" calcext:value-type="float">
            <text:p>267</text:p>
          </table:table-cell>
          <table:table-cell table:style-name="ce14" table:formula="of:=[.N9]*[.$I$33]+[.M9]*(1-[.$I$33])" office:value-type="float" office:value="559.6" calcext:value-type="float">
            <text:p>560</text:p>
          </table:table-cell>
          <table:table-cell table:style-name="ce14" table:formula="of:=[.O9]*[.$I$33]+[.N9]*(1-[.$I$33])" office:value-type="float" office:value="1134.75" calcext:value-type="float">
            <text:p>1,135</text:p>
          </table:table-cell>
          <table:table-cell table:style-name="ce14" table:formula="of:=[.P9]*[.$I$33]+[.O9]*(1-[.$I$33])" office:value-type="float" office:value="2343.2" calcext:value-type="float">
            <text:p>2,343</text:p>
          </table:table-cell>
          <table:table-cell table:style-name="ce14" table:formula="of:=[.Q9]*[.$I$33]+[.P9]*(1-[.$I$33])" office:value-type="float" office:value="4793.65" calcext:value-type="float">
            <text:p>4,794</text:p>
          </table:table-cell>
          <table:table-cell table:style-name="ce14" table:formula="of:=[.R9]*[.$I$33]+[.Q9]*(1-[.$I$33])" office:value-type="float" office:value="9747.25" calcext:value-type="float">
            <text:p>9,747</text:p>
          </table:table-cell>
          <table:table-cell table:style-name="ce14" table:formula="of:=[.S9]*[.$I$33]+[.R9]*(1-[.$I$33])" office:value-type="float" office:value="19803.45" calcext:value-type="float">
            <text:p>19,803</text:p>
          </table:table-cell>
          <table:table-cell table:style-name="ce14" table:formula="of:=[.T9]*[.$I$33]+[.S9]*(1-[.$I$33])" office:value-type="float" office:value="40155.6" calcext:value-type="float">
            <text:p>40,156</text:p>
          </table:table-cell>
          <table:table-cell table:style-name="ce14" table:formula="of:=[.U9]*[.$I$33]+[.T9]*(1-[.$I$33])" office:value-type="float" office:value="81424.15" calcext:value-type="float">
            <text:p>81,424</text:p>
          </table:table-cell>
          <table:table-cell table:style-name="ce14" table:formula="of:=[.V9]*[.$I$33]+[.U9]*(1-[.$I$33])" office:value-type="float" office:value="164380.45" calcext:value-type="float">
            <text:p>164,380</text:p>
          </table:table-cell>
          <table:table-cell table:formula="of:=[.W9]*[.$I$33]+[.V9]*(1-[.$I$33])" office:value-type="float" office:value="332158.55" calcext:value-type="float">
            <text:p>332,159</text:p>
          </table:table-cell>
          <table:table-cell table:formula="of:=[.X9]*[.$I$33]+[.W9]*(1-[.$I$33])" office:value-type="float" office:value="669610.65" calcext:value-type="float">
            <text:p>669,611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0"/>
          <table:table-cell table:style-name="ce4" table:number-columns-repeated="3"/>
          <table:table-cell table:style-name="ce14" table:formula="of:=[.G10]*[.$I$33]+[.F10]*(1-[.$I$33])" office:value-type="float" office:value="1.1" calcext:value-type="float">
            <text:p>1</text:p>
          </table:table-cell>
          <table:table-cell table:style-name="ce14" table:formula="of:=[.H10]*[.$I$33]+[.G10]*(1-[.$I$33])" office:value-type="float" office:value="3.65" calcext:value-type="float">
            <text:p>4</text:p>
          </table:table-cell>
          <table:table-cell table:style-name="ce14" table:formula="of:=[.I10]*[.$I$33]+[.H10]*(1-[.$I$33])" office:value-type="float" office:value="6.65" calcext:value-type="float">
            <text:p>7</text:p>
          </table:table-cell>
          <table:table-cell table:style-name="ce14" table:formula="of:=[.J10]*[.$I$33]+[.I10]*(1-[.$I$33])" office:value-type="float" office:value="15.15" calcext:value-type="float">
            <text:p>15</text:p>
          </table:table-cell>
          <table:table-cell table:style-name="ce14" table:formula="of:=[.K10]*[.$I$33]+[.J10]*(1-[.$I$33])" office:value-type="float" office:value="32" calcext:value-type="float">
            <text:p>32</text:p>
          </table:table-cell>
          <table:table-cell table:style-name="ce14" table:formula="of:=[.L10]*[.$I$33]+[.K10]*(1-[.$I$33])" office:value-type="float" office:value="68.5" calcext:value-type="float">
            <text:p>69</text:p>
          </table:table-cell>
          <table:table-cell table:style-name="ce14" table:formula="of:=[.M10]*[.$I$33]+[.L10]*(1-[.$I$33])" office:value-type="float" office:value="150.4" calcext:value-type="float">
            <text:p>150</text:p>
          </table:table-cell>
          <table:table-cell table:style-name="ce14" table:formula="of:=[.N10]*[.$I$33]+[.M10]*(1-[.$I$33])" office:value-type="float" office:value="311.2" calcext:value-type="float">
            <text:p>311</text:p>
          </table:table-cell>
          <table:table-cell table:style-name="ce14" table:formula="of:=[.O10]*[.$I$33]+[.N10]*(1-[.$I$33])" office:value-type="float" office:value="661.5" calcext:value-type="float">
            <text:p>662</text:p>
          </table:table-cell>
          <table:table-cell table:style-name="ce14" table:formula="of:=[.P10]*[.$I$33]+[.O10]*(1-[.$I$33])" office:value-type="float" office:value="1364.7" calcext:value-type="float">
            <text:p>1,365</text:p>
          </table:table-cell>
          <table:table-cell table:style-name="ce14" table:formula="of:=[.Q10]*[.$I$33]+[.P10]*(1-[.$I$33])" office:value-type="float" office:value="2852.15" calcext:value-type="float">
            <text:p>2,852</text:p>
          </table:table-cell>
          <table:table-cell table:style-name="ce14" table:formula="of:=[.R10]*[.$I$33]+[.Q10]*(1-[.$I$33])" office:value-type="float" office:value="5922.95" calcext:value-type="float">
            <text:p>5,923</text:p>
          </table:table-cell>
          <table:table-cell table:style-name="ce14" table:formula="of:=[.S10]*[.$I$33]+[.R10]*(1-[.$I$33])" office:value-type="float" office:value="12219.55" calcext:value-type="float">
            <text:p>12,220</text:p>
          </table:table-cell>
          <table:table-cell table:style-name="ce14" table:formula="of:=[.T10]*[.$I$33]+[.S10]*(1-[.$I$33])" office:value-type="float" office:value="25176.95" calcext:value-type="float">
            <text:p>25,177</text:p>
          </table:table-cell>
          <table:table-cell table:style-name="ce14" table:formula="of:=[.U10]*[.$I$33]+[.T10]*(1-[.$I$33])" office:value-type="float" office:value="51693.3" calcext:value-type="float">
            <text:p>51,693</text:p>
          </table:table-cell>
          <table:table-cell table:style-name="ce14" table:formula="of:=[.V10]*[.$I$33]+[.U10]*(1-[.$I$33])" office:value-type="float" office:value="106167.9" calcext:value-type="float">
            <text:p>106,168</text:p>
          </table:table-cell>
          <table:table-cell table:formula="of:=[.W10]*[.$I$33]+[.V10]*(1-[.$I$33])" office:value-type="float" office:value="216989.65" calcext:value-type="float">
            <text:p>216,990</text:p>
          </table:table-cell>
          <table:table-cell table:formula="of:=[.X10]*[.$I$33]+[.W10]*(1-[.$I$33])" office:value-type="float" office:value="443595.45" calcext:value-type="float">
            <text:p>443,595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0"/>
          <table:table-cell table:style-name="ce4" table:number-columns-repeated="4"/>
          <table:table-cell table:style-name="ce14" table:formula="of:=[.H11]*[.$I$33]+[.G11]*(1-[.$I$33])" office:value-type="float" office:value="1.1" calcext:value-type="float">
            <text:p>1</text:p>
          </table:table-cell>
          <table:table-cell table:style-name="ce14" table:formula="of:=[.I11]*[.$I$33]+[.H11]*(1-[.$I$33])" office:value-type="float" office:value="3.65" calcext:value-type="float">
            <text:p>4</text:p>
          </table:table-cell>
          <table:table-cell table:style-name="ce14" table:formula="of:=[.J11]*[.$I$33]+[.I11]*(1-[.$I$33])" office:value-type="float" office:value="6.65" calcext:value-type="float">
            <text:p>7</text:p>
          </table:table-cell>
          <table:table-cell table:style-name="ce14" table:formula="of:=[.K11]*[.$I$33]+[.J11]*(1-[.$I$33])" office:value-type="float" office:value="15.7" calcext:value-type="float">
            <text:p>16</text:p>
          </table:table-cell>
          <table:table-cell table:style-name="ce14" table:formula="of:=[.L11]*[.$I$33]+[.K11]*(1-[.$I$33])" office:value-type="float" office:value="34.1" calcext:value-type="float">
            <text:p>34</text:p>
          </table:table-cell>
          <table:table-cell table:style-name="ce14" table:formula="of:=[.M11]*[.$I$33]+[.L11]*(1-[.$I$33])" office:value-type="float" office:value="72.6" calcext:value-type="float">
            <text:p>73</text:p>
          </table:table-cell>
          <table:table-cell table:style-name="ce14" table:formula="of:=[.N11]*[.$I$33]+[.M11]*(1-[.$I$33])" office:value-type="float" office:value="161.45" calcext:value-type="float">
            <text:p>161</text:p>
          </table:table-cell>
          <table:table-cell table:style-name="ce14" table:formula="of:=[.O11]*[.$I$33]+[.N11]*(1-[.$I$33])" office:value-type="float" office:value="338.2" calcext:value-type="float">
            <text:p>338</text:p>
          </table:table-cell>
          <table:table-cell table:style-name="ce14" table:formula="of:=[.P11]*[.$I$33]+[.O11]*(1-[.$I$33])" office:value-type="float" office:value="725" calcext:value-type="float">
            <text:p>725</text:p>
          </table:table-cell>
          <table:table-cell table:style-name="ce14" table:formula="of:=[.Q11]*[.$I$33]+[.P11]*(1-[.$I$33])" office:value-type="float" office:value="1513.4" calcext:value-type="float">
            <text:p>1,513</text:p>
          </table:table-cell>
          <table:table-cell table:style-name="ce14" table:formula="of:=[.R11]*[.$I$33]+[.Q11]*(1-[.$I$33])" office:value-type="float" office:value="3186.9" calcext:value-type="float">
            <text:p>3,187</text:p>
          </table:table-cell>
          <table:table-cell table:style-name="ce14" table:formula="of:=[.S11]*[.$I$33]+[.R11]*(1-[.$I$33])" office:value-type="float" office:value="6687.5" calcext:value-type="float">
            <text:p>6,688</text:p>
          </table:table-cell>
          <table:table-cell table:style-name="ce14" table:formula="of:=[.T11]*[.$I$33]+[.S11]*(1-[.$I$33])" office:value-type="float" office:value="13909.4" calcext:value-type="float">
            <text:p>13,909</text:p>
          </table:table-cell>
          <table:table-cell table:style-name="ce14" table:formula="of:=[.U11]*[.$I$33]+[.T11]*(1-[.$I$33])" office:value-type="float" office:value="28896.6" calcext:value-type="float">
            <text:p>28,897</text:p>
          </table:table-cell>
          <table:table-cell table:style-name="ce14" table:formula="of:=[.V11]*[.$I$33]+[.U11]*(1-[.$I$33])" office:value-type="float" office:value="59829.2" calcext:value-type="float">
            <text:p>59,829</text:p>
          </table:table-cell>
          <table:table-cell table:formula="of:=[.W11]*[.$I$33]+[.V11]*(1-[.$I$33])" office:value-type="float" office:value="123886" calcext:value-type="float">
            <text:p>123,886</text:p>
          </table:table-cell>
          <table:table-cell table:formula="of:=[.X11]*[.$I$33]+[.W11]*(1-[.$I$33])" office:value-type="float" office:value="255269.95" calcext:value-type="float">
            <text:p>255,270</text:p>
          </table:table-cell>
          <table:table-cell table:formula="of:=([.X41]*[.C37]+[.W41]*[.D37]+[.V41]*[.E37]+[.U41]*[.F37]+[.T41]*[.G37]+[.S41]*[.H37]+[.R41]*[.I37]+[.Q41]*[.J37]+[.P41]*[.K37]+[.O41]*[.L37]+[.N41]*[.M37]+[.M41]*[.N37]+[.L41]*[.O37]+[.K41]*[.P37]+[.J41]*[.Q37]+[.I41]*[.R37]+[.H41]*[.S37]+[.G41]*[.T37]+[.F41]*[.U37]+[.E41]*[.V37])/3" office:value-type="float" office:value="761720.7625" calcext:value-type="float">
            <text:p>761,721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0"/>
          <table:table-cell table:style-name="ce4" table:number-columns-repeated="5"/>
          <table:table-cell table:style-name="ce14" table:formula="of:=[.I12]*[.$I$33]+[.H12]*(1-[.$I$33])" office:value-type="float" office:value="1.1" calcext:value-type="float">
            <text:p>1</text:p>
          </table:table-cell>
          <table:table-cell table:style-name="ce14" table:formula="of:=[.J12]*[.$I$33]+[.I12]*(1-[.$I$33])" office:value-type="float" office:value="3.65" calcext:value-type="float">
            <text:p>4</text:p>
          </table:table-cell>
          <table:table-cell table:style-name="ce14" table:formula="of:=[.K12]*[.$I$33]+[.J12]*(1-[.$I$33])" office:value-type="float" office:value="6.65" calcext:value-type="float">
            <text:p>7</text:p>
          </table:table-cell>
          <table:table-cell table:style-name="ce14" table:formula="of:=[.L12]*[.$I$33]+[.K12]*(1-[.$I$33])" office:value-type="float" office:value="15.7" calcext:value-type="float">
            <text:p>16</text:p>
          </table:table-cell>
          <table:table-cell table:style-name="ce14" table:formula="of:=[.M12]*[.$I$33]+[.L12]*(1-[.$I$33])" office:value-type="float" office:value="35.2" calcext:value-type="float">
            <text:p>35</text:p>
          </table:table-cell>
          <table:table-cell table:style-name="ce14" table:formula="of:=[.N12]*[.$I$33]+[.M12]*(1-[.$I$33])" office:value-type="float" office:value="75.15" calcext:value-type="float">
            <text:p>75</text:p>
          </table:table-cell>
          <table:table-cell table:style-name="ce14" table:formula="of:=[.O12]*[.$I$33]+[.N12]*(1-[.$I$33])" office:value-type="float" office:value="167.75" calcext:value-type="float">
            <text:p>168</text:p>
          </table:table-cell>
          <table:table-cell table:style-name="ce14" table:formula="of:=[.P12]*[.$I$33]+[.O12]*(1-[.$I$33])" office:value-type="float" office:value="354.35" calcext:value-type="float">
            <text:p>354</text:p>
          </table:table-cell>
          <table:table-cell table:style-name="ce14" table:formula="of:=[.Q12]*[.$I$33]+[.P12]*(1-[.$I$33])" office:value-type="float" office:value="764.6" calcext:value-type="float">
            <text:p>765</text:p>
          </table:table-cell>
          <table:table-cell table:style-name="ce14" table:formula="of:=[.R12]*[.$I$33]+[.Q12]*(1-[.$I$33])" office:value-type="float" office:value="1607" calcext:value-type="float">
            <text:p>1,607</text:p>
          </table:table-cell>
          <table:table-cell table:style-name="ce14" table:formula="of:=[.S12]*[.$I$33]+[.R12]*(1-[.$I$33])" office:value-type="float" office:value="3394.3" calcext:value-type="float">
            <text:p>3,394</text:p>
          </table:table-cell>
          <table:table-cell table:style-name="ce14" table:formula="of:=[.T12]*[.$I$33]+[.S12]*(1-[.$I$33])" office:value-type="float" office:value="7169.95" calcext:value-type="float">
            <text:p>7,170</text:p>
          </table:table-cell>
          <table:table-cell table:style-name="ce14" table:formula="of:=[.U12]*[.$I$33]+[.T12]*(1-[.$I$33])" office:value-type="float" office:value="15006.25" calcext:value-type="float">
            <text:p>15,006</text:p>
          </table:table-cell>
          <table:table-cell table:style-name="ce14" table:formula="of:=[.V12]*[.$I$33]+[.U12]*(1-[.$I$33])" office:value-type="float" office:value="31341.65" calcext:value-type="float">
            <text:p>31,342</text:p>
          </table:table-cell>
          <table:table-cell table:formula="of:=[.W12]*[.$I$33]+[.V12]*(1-[.$I$33])" office:value-type="float" office:value="65223.55" calcext:value-type="float">
            <text:p>65,224</text:p>
          </table:table-cell>
          <table:table-cell table:formula="of:=[.X12]*[.$I$33]+[.W12]*(1-[.$I$33])" office:value-type="float" office:value="135749.15" calcext:value-type="float">
            <text:p>135,749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0"/>
          <table:table-cell table:style-name="ce4" table:number-columns-repeated="6"/>
          <table:table-cell table:style-name="ce14" table:formula="of:=[.J13]*[.$I$33]+[.I13]*(1-[.$I$33])" office:value-type="float" office:value="1.1" calcext:value-type="float">
            <text:p>1</text:p>
          </table:table-cell>
          <table:table-cell table:style-name="ce14" table:formula="of:=[.K13]*[.$I$33]+[.J13]*(1-[.$I$33])" office:value-type="float" office:value="3.65" calcext:value-type="float">
            <text:p>4</text:p>
          </table:table-cell>
          <table:table-cell table:style-name="ce14" table:formula="of:=[.L13]*[.$I$33]+[.K13]*(1-[.$I$33])" office:value-type="float" office:value="6.65" calcext:value-type="float">
            <text:p>7</text:p>
          </table:table-cell>
          <table:table-cell table:style-name="ce14" table:formula="of:=[.M13]*[.$I$33]+[.L13]*(1-[.$I$33])" office:value-type="float" office:value="15.7" calcext:value-type="float">
            <text:p>16</text:p>
          </table:table-cell>
          <table:table-cell table:style-name="ce14" table:formula="of:=[.N13]*[.$I$33]+[.M13]*(1-[.$I$33])" office:value-type="float" office:value="35.75" calcext:value-type="float">
            <text:p>36</text:p>
          </table:table-cell>
          <table:table-cell table:style-name="ce14" table:formula="of:=[.O13]*[.$I$33]+[.N13]*(1-[.$I$33])" office:value-type="float" office:value="76.7" calcext:value-type="float">
            <text:p>77</text:p>
          </table:table-cell>
          <table:table-cell table:style-name="ce14" table:formula="of:=[.P13]*[.$I$33]+[.O13]*(1-[.$I$33])" office:value-type="float" office:value="171.4" calcext:value-type="float">
            <text:p>171</text:p>
          </table:table-cell>
          <table:table-cell table:style-name="ce14" table:formula="of:=[.Q13]*[.$I$33]+[.P13]*(1-[.$I$33])" office:value-type="float" office:value="363.2" calcext:value-type="float">
            <text:p>363</text:p>
          </table:table-cell>
          <table:table-cell table:style-name="ce14" table:formula="of:=[.R13]*[.$I$33]+[.Q13]*(1-[.$I$33])" office:value-type="float" office:value="787.05" calcext:value-type="float">
            <text:p>787</text:p>
          </table:table-cell>
          <table:table-cell table:style-name="ce14" table:formula="of:=[.S13]*[.$I$33]+[.R13]*(1-[.$I$33])" office:value-type="float" office:value="1663.85" calcext:value-type="float">
            <text:p>1,664</text:p>
          </table:table-cell>
          <table:table-cell table:style-name="ce14" table:formula="of:=[.T13]*[.$I$33]+[.S13]*(1-[.$I$33])" office:value-type="float" office:value="3525.65" calcext:value-type="float">
            <text:p>3,526</text:p>
          </table:table-cell>
          <table:table-cell table:style-name="ce14" table:formula="of:=[.U13]*[.$I$33]+[.T13]*(1-[.$I$33])" office:value-type="float" office:value="7473.1" calcext:value-type="float">
            <text:p>7,473</text:p>
          </table:table-cell>
          <table:table-cell table:style-name="ce14" table:formula="of:=[.V13]*[.$I$33]+[.U13]*(1-[.$I$33])" office:value-type="float" office:value="15690.35" calcext:value-type="float">
            <text:p>15,690</text:p>
          </table:table-cell>
          <table:table-cell table:formula="of:=[.W13]*[.$I$33]+[.V13]*(1-[.$I$33])" office:value-type="float" office:value="32891.85" calcext:value-type="float">
            <text:p>32,892</text:p>
          </table:table-cell>
          <table:table-cell table:formula="of:=[.X13]*[.$I$33]+[.W13]*(1-[.$I$33])" office:value-type="float" office:value="68685.2" calcext:value-type="float">
            <text:p>68,685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0"/>
          <table:table-cell table:style-name="ce4" table:number-columns-repeated="7"/>
          <table:table-cell table:style-name="ce14" table:formula="of:=[.K14]*[.$I$33]+[.J14]*(1-[.$I$33])" office:value-type="float" office:value="1.1" calcext:value-type="float">
            <text:p>1</text:p>
          </table:table-cell>
          <table:table-cell table:style-name="ce14" table:formula="of:=[.L14]*[.$I$33]+[.K14]*(1-[.$I$33])" office:value-type="float" office:value="3.65" calcext:value-type="float">
            <text:p>4</text:p>
          </table:table-cell>
          <table:table-cell table:style-name="ce14" table:formula="of:=[.M14]*[.$I$33]+[.L14]*(1-[.$I$33])" office:value-type="float" office:value="6.65" calcext:value-type="float">
            <text:p>7</text:p>
          </table:table-cell>
          <table:table-cell table:style-name="ce14" table:formula="of:=[.N14]*[.$I$33]+[.M14]*(1-[.$I$33])" office:value-type="float" office:value="15.7" calcext:value-type="float">
            <text:p>16</text:p>
          </table:table-cell>
          <table:table-cell table:style-name="ce14" table:formula="of:=[.O14]*[.$I$33]+[.N14]*(1-[.$I$33])" office:value-type="float" office:value="35.75" calcext:value-type="float">
            <text:p>36</text:p>
          </table:table-cell>
          <table:table-cell table:style-name="ce14" table:formula="of:=[.P14]*[.$I$33]+[.O14]*(1-[.$I$33])" office:value-type="float" office:value="77.25" calcext:value-type="float">
            <text:p>77</text:p>
          </table:table-cell>
          <table:table-cell table:style-name="ce14" table:formula="of:=[.Q14]*[.$I$33]+[.P14]*(1-[.$I$33])" office:value-type="float" office:value="173.5" calcext:value-type="float">
            <text:p>174</text:p>
          </table:table-cell>
          <table:table-cell table:style-name="ce14" table:formula="of:=[.R14]*[.$I$33]+[.Q14]*(1-[.$I$33])" office:value-type="float" office:value="369.5" calcext:value-type="float">
            <text:p>370</text:p>
          </table:table-cell>
          <table:table-cell table:style-name="ce14" table:formula="of:=[.S14]*[.$I$33]+[.R14]*(1-[.$I$33])" office:value-type="float" office:value="801" calcext:value-type="float">
            <text:p>801</text:p>
          </table:table-cell>
          <table:table-cell table:style-name="ce14" table:formula="of:=[.T14]*[.$I$33]+[.S14]*(1-[.$I$33])" office:value-type="float" office:value="1697.25" calcext:value-type="float">
            <text:p>1,697</text:p>
          </table:table-cell>
          <table:table-cell table:style-name="ce14" table:formula="of:=[.U14]*[.$I$33]+[.T14]*(1-[.$I$33])" office:value-type="float" office:value="3603.55" calcext:value-type="float">
            <text:p>3,604</text:p>
          </table:table-cell>
          <table:table-cell table:style-name="ce14" table:formula="of:=[.V14]*[.$I$33]+[.U14]*(1-[.$I$33])" office:value-type="float" office:value="7660.15" calcext:value-type="float">
            <text:p>7,660</text:p>
          </table:table-cell>
          <table:table-cell table:formula="of:=[.W14]*[.$I$33]+[.V14]*(1-[.$I$33])" office:value-type="float" office:value="16118.6" calcext:value-type="float">
            <text:p>16,119</text:p>
          </table:table-cell>
          <table:table-cell table:formula="of:=[.X14]*[.$I$33]+[.W14]*(1-[.$I$33])" office:value-type="float" office:value="33860.6" calcext:value-type="float">
            <text:p>33,861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0"/>
          <table:table-cell table:style-name="ce4" table:number-columns-repeated="8"/>
          <table:table-cell table:style-name="ce14" table:formula="of:=[.L15]*[.$I$33]+[.K15]*(1-[.$I$33])" office:value-type="float" office:value="1.1" calcext:value-type="float">
            <text:p>1</text:p>
          </table:table-cell>
          <table:table-cell table:style-name="ce14" table:formula="of:=[.M15]*[.$I$33]+[.L15]*(1-[.$I$33])" office:value-type="float" office:value="3.65" calcext:value-type="float">
            <text:p>4</text:p>
          </table:table-cell>
          <table:table-cell table:style-name="ce14" table:formula="of:=[.N15]*[.$I$33]+[.M15]*(1-[.$I$33])" office:value-type="float" office:value="6.65" calcext:value-type="float">
            <text:p>7</text:p>
          </table:table-cell>
          <table:table-cell table:style-name="ce14" table:formula="of:=[.O15]*[.$I$33]+[.N15]*(1-[.$I$33])" office:value-type="float" office:value="15.7" calcext:value-type="float">
            <text:p>16</text:p>
          </table:table-cell>
          <table:table-cell table:style-name="ce14" table:formula="of:=[.P15]*[.$I$33]+[.O15]*(1-[.$I$33])" office:value-type="float" office:value="35.75" calcext:value-type="float">
            <text:p>36</text:p>
          </table:table-cell>
          <table:table-cell table:style-name="ce14" table:formula="of:=[.Q15]*[.$I$33]+[.P15]*(1-[.$I$33])" office:value-type="float" office:value="77.8" calcext:value-type="float">
            <text:p>78</text:p>
          </table:table-cell>
          <table:table-cell table:style-name="ce14" table:formula="of:=[.R15]*[.$I$33]+[.Q15]*(1-[.$I$33])" office:value-type="float" office:value="174.5" calcext:value-type="float">
            <text:p>175</text:p>
          </table:table-cell>
          <table:table-cell table:style-name="ce14" table:formula="of:=[.S15]*[.$I$33]+[.R15]*(1-[.$I$33])" office:value-type="float" office:value="372.7" calcext:value-type="float">
            <text:p>373</text:p>
          </table:table-cell>
          <table:table-cell table:style-name="ce14" table:formula="of:=[.T15]*[.$I$33]+[.S15]*(1-[.$I$33])" office:value-type="float" office:value="808.75" calcext:value-type="float">
            <text:p>809</text:p>
          </table:table-cell>
          <table:table-cell table:style-name="ce14" table:formula="of:=[.U15]*[.$I$33]+[.T15]*(1-[.$I$33])" office:value-type="float" office:value="1717.7" calcext:value-type="float">
            <text:p>1,718</text:p>
          </table:table-cell>
          <table:table-cell table:style-name="ce14" table:formula="of:=[.V15]*[.$I$33]+[.U15]*(1-[.$I$33])" office:value-type="float" office:value="3652.35" calcext:value-type="float">
            <text:p>3,652</text:p>
          </table:table-cell>
          <table:table-cell table:formula="of:=[.W15]*[.$I$33]+[.V15]*(1-[.$I$33])" office:value-type="float" office:value="7772.45" calcext:value-type="float">
            <text:p>7,772</text:p>
          </table:table-cell>
          <table:table-cell table:formula="of:=[.X15]*[.$I$33]+[.W15]*(1-[.$I$33])" office:value-type="float" office:value="16382.9" calcext:value-type="float">
            <text:p>16,383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0"/>
          <table:table-cell table:style-name="ce4" table:number-columns-repeated="9"/>
          <table:table-cell table:style-name="ce14" table:formula="of:=[.M16]*[.$I$33]+[.L16]*(1-[.$I$33])" office:value-type="float" office:value="1.1" calcext:value-type="float">
            <text:p>1</text:p>
          </table:table-cell>
          <table:table-cell table:style-name="ce14" table:formula="of:=[.N16]*[.$I$33]+[.M16]*(1-[.$I$33])" office:value-type="float" office:value="3.65" calcext:value-type="float">
            <text:p>4</text:p>
          </table:table-cell>
          <table:table-cell table:style-name="ce14" table:formula="of:=[.O16]*[.$I$33]+[.N16]*(1-[.$I$33])" office:value-type="float" office:value="6.65" calcext:value-type="float">
            <text:p>7</text:p>
          </table:table-cell>
          <table:table-cell table:style-name="ce14" table:formula="of:=[.P16]*[.$I$33]+[.O16]*(1-[.$I$33])" office:value-type="float" office:value="15.7" calcext:value-type="float">
            <text:p>16</text:p>
          </table:table-cell>
          <table:table-cell table:style-name="ce14" table:formula="of:=[.Q16]*[.$I$33]+[.P16]*(1-[.$I$33])" office:value-type="float" office:value="35.75" calcext:value-type="float">
            <text:p>36</text:p>
          </table:table-cell>
          <table:table-cell table:style-name="ce14" table:formula="of:=[.R16]*[.$I$33]+[.Q16]*(1-[.$I$33])" office:value-type="float" office:value="77.8" calcext:value-type="float">
            <text:p>78</text:p>
          </table:table-cell>
          <table:table-cell table:style-name="ce14" table:formula="of:=[.S16]*[.$I$33]+[.R16]*(1-[.$I$33])" office:value-type="float" office:value="175.05" calcext:value-type="float">
            <text:p>175</text:p>
          </table:table-cell>
          <table:table-cell table:style-name="ce14" table:formula="of:=[.T16]*[.$I$33]+[.S16]*(1-[.$I$33])" office:value-type="float" office:value="374.8" calcext:value-type="float">
            <text:p>375</text:p>
          </table:table-cell>
          <table:table-cell table:style-name="ce14" table:formula="of:=[.U16]*[.$I$33]+[.T16]*(1-[.$I$33])" office:value-type="float" office:value="813.4" calcext:value-type="float">
            <text:p>813</text:p>
          </table:table-cell>
          <table:table-cell table:style-name="ce14" table:formula="of:=[.V16]*[.$I$33]+[.U16]*(1-[.$I$33])" office:value-type="float" office:value="1728.65" calcext:value-type="float">
            <text:p>1,729</text:p>
          </table:table-cell>
          <table:table-cell table:formula="of:=[.W16]*[.$I$33]+[.V16]*(1-[.$I$33])" office:value-type="float" office:value="3681.65" calcext:value-type="float">
            <text:p>3,682</text:p>
          </table:table-cell>
          <table:table-cell table:formula="of:=[.X16]*[.$I$33]+[.W16]*(1-[.$I$33])" office:value-type="float" office:value="7841.5" calcext:value-type="float">
            <text:p>7,842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10"/>
          <table:table-cell table:style-name="ce4" table:number-columns-repeated="10"/>
          <table:table-cell table:style-name="ce14" table:formula="of:=[.N17]*[.$I$33]+[.M17]*(1-[.$I$33])" office:value-type="float" office:value="1.1" calcext:value-type="float">
            <text:p>1</text:p>
          </table:table-cell>
          <table:table-cell table:style-name="ce14" table:formula="of:=[.O17]*[.$I$33]+[.N17]*(1-[.$I$33])" office:value-type="float" office:value="3.65" calcext:value-type="float">
            <text:p>4</text:p>
          </table:table-cell>
          <table:table-cell table:style-name="ce14" table:formula="of:=[.P17]*[.$I$33]+[.O17]*(1-[.$I$33])" office:value-type="float" office:value="6.65" calcext:value-type="float">
            <text:p>7</text:p>
          </table:table-cell>
          <table:table-cell table:style-name="ce14" table:formula="of:=[.Q17]*[.$I$33]+[.P17]*(1-[.$I$33])" office:value-type="float" office:value="15.7" calcext:value-type="float">
            <text:p>16</text:p>
          </table:table-cell>
          <table:table-cell table:style-name="ce14" table:formula="of:=[.R17]*[.$I$33]+[.Q17]*(1-[.$I$33])" office:value-type="float" office:value="35.75" calcext:value-type="float">
            <text:p>36</text:p>
          </table:table-cell>
          <table:table-cell table:style-name="ce14" table:formula="of:=[.S17]*[.$I$33]+[.R17]*(1-[.$I$33])" office:value-type="float" office:value="77.8" calcext:value-type="float">
            <text:p>78</text:p>
          </table:table-cell>
          <table:table-cell table:style-name="ce14" table:formula="of:=[.T17]*[.$I$33]+[.S17]*(1-[.$I$33])" office:value-type="float" office:value="175.05" calcext:value-type="float">
            <text:p>175</text:p>
          </table:table-cell>
          <table:table-cell table:style-name="ce14" table:formula="of:=[.U17]*[.$I$33]+[.T17]*(1-[.$I$33])" office:value-type="float" office:value="375.9" calcext:value-type="float">
            <text:p>376</text:p>
          </table:table-cell>
          <table:table-cell table:style-name="ce14" table:formula="of:=[.V17]*[.$I$33]+[.U17]*(1-[.$I$33])" office:value-type="float" office:value="816.5" calcext:value-type="float">
            <text:p>817</text:p>
          </table:table-cell>
          <table:table-cell table:formula="of:=[.W17]*[.$I$33]+[.V17]*(1-[.$I$33])" office:value-type="float" office:value="1735.95" calcext:value-type="float">
            <text:p>1,736</text:p>
          </table:table-cell>
          <table:table-cell table:formula="of:=[.X17]*[.$I$33]+[.W17]*(1-[.$I$33])" office:value-type="float" office:value="3698.8" calcext:value-type="float">
            <text:p>3,699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10"/>
          <table:table-cell table:style-name="ce4" table:number-columns-repeated="11"/>
          <table:table-cell table:style-name="ce14" table:formula="of:=[.O18]*[.$I$33]+[.N18]*(1-[.$I$33])" office:value-type="float" office:value="1.1" calcext:value-type="float">
            <text:p>1</text:p>
          </table:table-cell>
          <table:table-cell table:style-name="ce14" table:formula="of:=[.P18]*[.$I$33]+[.O18]*(1-[.$I$33])" office:value-type="float" office:value="3.65" calcext:value-type="float">
            <text:p>4</text:p>
          </table:table-cell>
          <table:table-cell table:style-name="ce14" table:formula="of:=[.Q18]*[.$I$33]+[.P18]*(1-[.$I$33])" office:value-type="float" office:value="6.65" calcext:value-type="float">
            <text:p>7</text:p>
          </table:table-cell>
          <table:table-cell table:style-name="ce14" table:formula="of:=[.R18]*[.$I$33]+[.Q18]*(1-[.$I$33])" office:value-type="float" office:value="15.7" calcext:value-type="float">
            <text:p>16</text:p>
          </table:table-cell>
          <table:table-cell table:style-name="ce14" table:formula="of:=[.S18]*[.$I$33]+[.R18]*(1-[.$I$33])" office:value-type="float" office:value="35.75" calcext:value-type="float">
            <text:p>36</text:p>
          </table:table-cell>
          <table:table-cell table:style-name="ce14" table:formula="of:=[.T18]*[.$I$33]+[.S18]*(1-[.$I$33])" office:value-type="float" office:value="77.8" calcext:value-type="float">
            <text:p>78</text:p>
          </table:table-cell>
          <table:table-cell table:style-name="ce14" table:formula="of:=[.U18]*[.$I$33]+[.T18]*(1-[.$I$33])" office:value-type="float" office:value="175.05" calcext:value-type="float">
            <text:p>175</text:p>
          </table:table-cell>
          <table:table-cell table:style-name="ce14" table:formula="of:=[.V18]*[.$I$33]+[.U18]*(1-[.$I$33])" office:value-type="float" office:value="376.45" calcext:value-type="float">
            <text:p>376</text:p>
          </table:table-cell>
          <table:table-cell table:formula="of:=[.W18]*[.$I$33]+[.V18]*(1-[.$I$33])" office:value-type="float" office:value="818.05" calcext:value-type="float">
            <text:p>818</text:p>
          </table:table-cell>
          <table:table-cell table:formula="of:=[.X18]*[.$I$33]+[.W18]*(1-[.$I$33])" office:value-type="float" office:value="1739.6" calcext:value-type="float">
            <text:p>1,740</text:p>
          </table:table-cell>
          <table:table-cell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0"/>
          <table:table-cell table:style-name="ce4" table:number-columns-repeated="12"/>
          <table:table-cell table:style-name="ce14" table:formula="of:=[.P19]*[.$I$33]+[.O19]*(1-[.$I$33])" office:value-type="float" office:value="1.1" calcext:value-type="float">
            <text:p>1</text:p>
          </table:table-cell>
          <table:table-cell table:style-name="ce14" table:formula="of:=[.Q19]*[.$I$33]+[.P19]*(1-[.$I$33])" office:value-type="float" office:value="3.65" calcext:value-type="float">
            <text:p>4</text:p>
          </table:table-cell>
          <table:table-cell table:style-name="ce14" table:formula="of:=[.R19]*[.$I$33]+[.Q19]*(1-[.$I$33])" office:value-type="float" office:value="6.65" calcext:value-type="float">
            <text:p>7</text:p>
          </table:table-cell>
          <table:table-cell table:style-name="ce14" table:formula="of:=[.S19]*[.$I$33]+[.R19]*(1-[.$I$33])" office:value-type="float" office:value="15.7" calcext:value-type="float">
            <text:p>16</text:p>
          </table:table-cell>
          <table:table-cell table:style-name="ce14" table:formula="of:=[.T19]*[.$I$33]+[.S19]*(1-[.$I$33])" office:value-type="float" office:value="35.75" calcext:value-type="float">
            <text:p>36</text:p>
          </table:table-cell>
          <table:table-cell table:style-name="ce14" table:formula="of:=[.U19]*[.$I$33]+[.T19]*(1-[.$I$33])" office:value-type="float" office:value="77.8" calcext:value-type="float">
            <text:p>78</text:p>
          </table:table-cell>
          <table:table-cell table:style-name="ce14" table:formula="of:=[.V19]*[.$I$33]+[.U19]*(1-[.$I$33])" office:value-type="float" office:value="175.05" calcext:value-type="float">
            <text:p>175</text:p>
          </table:table-cell>
          <table:table-cell table:formula="of:=[.W19]*[.$I$33]+[.V19]*(1-[.$I$33])" office:value-type="float" office:value="376.45" calcext:value-type="float">
            <text:p>376</text:p>
          </table:table-cell>
          <table:table-cell table:formula="of:=[.X19]*[.$I$33]+[.W19]*(1-[.$I$33])" office:value-type="float" office:value="819.15" calcext:value-type="float">
            <text:p>819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10"/>
          <table:table-cell table:style-name="ce4" table:number-columns-repeated="13"/>
          <table:table-cell table:style-name="ce14" table:formula="of:=[.Q20]*[.$I$33]+[.P20]*(1-[.$I$33])" office:value-type="float" office:value="1.1" calcext:value-type="float">
            <text:p>1</text:p>
          </table:table-cell>
          <table:table-cell table:style-name="ce14" table:formula="of:=[.R20]*[.$I$33]+[.Q20]*(1-[.$I$33])" office:value-type="float" office:value="3.65" calcext:value-type="float">
            <text:p>4</text:p>
          </table:table-cell>
          <table:table-cell table:style-name="ce14" table:formula="of:=[.S20]*[.$I$33]+[.R20]*(1-[.$I$33])" office:value-type="float" office:value="6.65" calcext:value-type="float">
            <text:p>7</text:p>
          </table:table-cell>
          <table:table-cell table:style-name="ce14" table:formula="of:=[.T20]*[.$I$33]+[.S20]*(1-[.$I$33])" office:value-type="float" office:value="15.7" calcext:value-type="float">
            <text:p>16</text:p>
          </table:table-cell>
          <table:table-cell table:style-name="ce14" table:formula="of:=[.U20]*[.$I$33]+[.T20]*(1-[.$I$33])" office:value-type="float" office:value="35.75" calcext:value-type="float">
            <text:p>36</text:p>
          </table:table-cell>
          <table:table-cell table:style-name="ce14" table:formula="of:=[.V20]*[.$I$33]+[.U20]*(1-[.$I$33])" office:value-type="float" office:value="77.8" calcext:value-type="float">
            <text:p>78</text:p>
          </table:table-cell>
          <table:table-cell table:formula="of:=[.W20]*[.$I$33]+[.V20]*(1-[.$I$33])" office:value-type="float" office:value="175.05" calcext:value-type="float">
            <text:p>175</text:p>
          </table:table-cell>
          <table:table-cell table:formula="of:=[.X20]*[.$I$33]+[.W20]*(1-[.$I$33])" office:value-type="float" office:value="376.45" calcext:value-type="float">
            <text:p>376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10"/>
          <table:table-cell table:style-name="ce4" table:number-columns-repeated="14"/>
          <table:table-cell table:style-name="ce14" table:formula="of:=[.R21]*[.$I$33]+[.Q21]*(1-[.$I$33])" office:value-type="float" office:value="1.1" calcext:value-type="float">
            <text:p>1</text:p>
          </table:table-cell>
          <table:table-cell table:style-name="ce14" table:formula="of:=[.S21]*[.$I$33]+[.R21]*(1-[.$I$33])" office:value-type="float" office:value="3.65" calcext:value-type="float">
            <text:p>4</text:p>
          </table:table-cell>
          <table:table-cell table:style-name="ce14" table:formula="of:=[.T21]*[.$I$33]+[.S21]*(1-[.$I$33])" office:value-type="float" office:value="6.65" calcext:value-type="float">
            <text:p>7</text:p>
          </table:table-cell>
          <table:table-cell table:style-name="ce14" table:formula="of:=[.U21]*[.$I$33]+[.T21]*(1-[.$I$33])" office:value-type="float" office:value="15.7" calcext:value-type="float">
            <text:p>16</text:p>
          </table:table-cell>
          <table:table-cell table:style-name="ce14" table:formula="of:=[.V21]*[.$I$33]+[.U21]*(1-[.$I$33])" office:value-type="float" office:value="35.75" calcext:value-type="float">
            <text:p>36</text:p>
          </table:table-cell>
          <table:table-cell table:formula="of:=[.W21]*[.$I$33]+[.V21]*(1-[.$I$33])" office:value-type="float" office:value="77.8" calcext:value-type="float">
            <text:p>78</text:p>
          </table:table-cell>
          <table:table-cell table:formula="of:=[.X21]*[.$I$33]+[.W21]*(1-[.$I$33])" office:value-type="float" office:value="175.0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10"/>
          <table:table-cell table:style-name="ce4" table:number-columns-repeated="15"/>
          <table:table-cell table:style-name="ce14" table:formula="of:=[.S22]*[.$I$33]+[.R22]*(1-[.$I$33])" office:value-type="float" office:value="1.1" calcext:value-type="float">
            <text:p>1</text:p>
          </table:table-cell>
          <table:table-cell table:style-name="ce14" table:formula="of:=[.T22]*[.$I$33]+[.S22]*(1-[.$I$33])" office:value-type="float" office:value="3.65" calcext:value-type="float">
            <text:p>4</text:p>
          </table:table-cell>
          <table:table-cell table:style-name="ce14" table:formula="of:=[.U22]*[.$I$33]+[.T22]*(1-[.$I$33])" office:value-type="float" office:value="6.65" calcext:value-type="float">
            <text:p>7</text:p>
          </table:table-cell>
          <table:table-cell table:style-name="ce14" table:formula="of:=[.V22]*[.$I$33]+[.U22]*(1-[.$I$33])" office:value-type="float" office:value="15.7" calcext:value-type="float">
            <text:p>16</text:p>
          </table:table-cell>
          <table:table-cell table:formula="of:=[.W22]*[.$I$33]+[.V22]*(1-[.$I$33])" office:value-type="float" office:value="35.75" calcext:value-type="float">
            <text:p>36</text:p>
          </table:table-cell>
          <table:table-cell table:formula="of:=[.X22]*[.$I$33]+[.W22]*(1-[.$I$33])" office:value-type="float" office:value="77.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10"/>
          <table:table-cell table:style-name="ce4" table:number-columns-repeated="16"/>
          <table:table-cell table:style-name="ce14" table:formula="of:=[.T23]*[.$I$33]+[.S23]*(1-[.$I$33])" office:value-type="float" office:value="1.1" calcext:value-type="float">
            <text:p>1</text:p>
          </table:table-cell>
          <table:table-cell table:style-name="ce14" table:formula="of:=[.U23]*[.$I$33]+[.T23]*(1-[.$I$33])" office:value-type="float" office:value="3.65" calcext:value-type="float">
            <text:p>4</text:p>
          </table:table-cell>
          <table:table-cell table:style-name="ce14" table:formula="of:=[.V23]*[.$I$33]+[.U23]*(1-[.$I$33])" office:value-type="float" office:value="6.65" calcext:value-type="float">
            <text:p>7</text:p>
          </table:table-cell>
          <table:table-cell table:formula="of:=[.W23]*[.$I$33]+[.V23]*(1-[.$I$33])" office:value-type="float" office:value="15.7" calcext:value-type="float">
            <text:p>16</text:p>
          </table:table-cell>
          <table:table-cell table:formula="of:=[.X23]*[.$I$33]+[.W23]*(1-[.$I$33])" office:value-type="float" office:value="35.75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10"/>
          <table:table-cell table:style-name="ce4" table:number-columns-repeated="17"/>
          <table:table-cell table:style-name="ce14" table:formula="of:=[.U24]*[.$I$33]+[.T24]*(1-[.$I$33])" office:value-type="float" office:value="1.1" calcext:value-type="float">
            <text:p>1</text:p>
          </table:table-cell>
          <table:table-cell table:style-name="ce14" table:formula="of:=[.V24]*[.$I$33]+[.U24]*(1-[.$I$33])" office:value-type="float" office:value="3.65" calcext:value-type="float">
            <text:p>4</text:p>
          </table:table-cell>
          <table:table-cell table:formula="of:=[.W24]*[.$I$33]+[.V24]*(1-[.$I$33])" office:value-type="float" office:value="6.65" calcext:value-type="float">
            <text:p>7</text:p>
          </table:table-cell>
          <table:table-cell table:formula="of:=[.X24]*[.$I$33]+[.W24]*(1-[.$I$33])" office:value-type="float" office:value="15.7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10"/>
          <table:table-cell table:style-name="ce4" table:number-columns-repeated="18"/>
          <table:table-cell table:style-name="ce14" table:formula="of:=[.V25]*[.$I$33]+[.U25]*(1-[.$I$33])" office:value-type="float" office:value="1.1" calcext:value-type="float">
            <text:p>1</text:p>
          </table:table-cell>
          <table:table-cell table:formula="of:=[.W25]*[.$I$33]+[.V25]*(1-[.$I$33])" office:value-type="float" office:value="3.65" calcext:value-type="float">
            <text:p>4</text:p>
          </table:table-cell>
          <table:table-cell table:formula="of:=[.X25]*[.$I$33]+[.W25]*(1-[.$I$33])" office:value-type="float" office:value="6.65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10"/>
          <table:table-cell table:style-name="ce4" table:number-columns-repeated="19"/>
          <table:table-cell table:formula="of:=[.W26]*[.$I$33]+[.V26]*(1-[.$I$33])" office:value-type="float" office:value="1.1" calcext:value-type="float">
            <text:p>1</text:p>
          </table:table-cell>
          <table:table-cell table:formula="of:=[.X26]*[.$I$33]+[.W26]*(1-[.$I$33])" office:value-type="float" office:value="3.65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10"/>
          <table:table-cell table:style-name="ce4" table:number-columns-repeated="20"/>
          <table:table-cell table:formula="of:=[.X27]*[.$I$33]+[.W27]*(1-[.$I$33])" office:value-type="float" office:value="1.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10"/>
          <table:table-cell table:style-name="ce4" table:number-columns-repeated="21"/>
          <table:table-cell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0"/>
          <table:table-cell table:style-name="ce4" table:number-columns-repeated="21"/>
          <table:table-cell table:number-columns-repeated="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10"/>
          <table:table-cell table:style-name="ce4" table:number-columns-repeated="21"/>
          <table:table-cell table:number-columns-repeated="3"/>
        </table:table-row>
        <table:table-row table:style-name="ro2">
          <table:table-cell/>
          <table:table-cell table:style-name="Default" table:number-columns-repeated="26"/>
        </table:table-row>
        <table:table-row table:style-name="ro2">
          <table:table-cell office:value-type="string" calcext:value-type="string">
            <text:p>average</text:p>
          </table:table-cell>
          <table:table-cell table:style-name="Default" table:number-columns-repeated="26"/>
        </table:table-row>
        <table:table-row table:style-name="ro2">
          <table:table-cell/>
          <table:table-cell table:style-name="ce5" table:formula="of:=SUM([.B36:.B61])/SUM([.B5:.B30])" office:value-type="float" office:value="0" calcext:value-type="float">
            <text:p>0.00</text:p>
          </table:table-cell>
          <table:table-cell table:style-name="ce5" table:formula="of:=SUM([.C36:.C61])/SUM([.C5:.C30])" office:value-type="float" office:value="0.55" calcext:value-type="float">
            <text:p>0.55</text:p>
          </table:table-cell>
          <table:table-cell table:style-name="ce5" table:formula="of:=SUM([.D36:.D61])/SUM([.D5:.D30])" office:value-type="float" office:value="0.775" calcext:value-type="float">
            <text:p>0.78</text:p>
          </table:table-cell>
          <table:table-cell table:style-name="ce5" table:formula="of:=SUM([.E36:.E61])/SUM([.E5:.E30])" office:value-type="float" office:value="0.775" calcext:value-type="float">
            <text:p>0.78</text:p>
          </table:table-cell>
          <table:table-cell table:style-name="ce5" table:formula="of:=SUM([.F36:.F61])/SUM([.F5:.F30])" office:value-type="float" office:value="0.775" calcext:value-type="float">
            <text:p>0.78</text:p>
          </table:table-cell>
          <table:table-cell table:style-name="ce5" table:formula="of:=SUM([.G36:.G61])/SUM([.G5:.G30])" office:value-type="float" office:value="0.775" calcext:value-type="float">
            <text:p>0.78</text:p>
          </table:table-cell>
          <table:table-cell table:style-name="ce5" table:formula="of:=SUM([.H36:.H61])/SUM([.H5:.H30])" office:value-type="float" office:value="0.775" calcext:value-type="float">
            <text:p>0.78</text:p>
          </table:table-cell>
          <table:table-cell table:style-name="ce5" table:formula="of:=SUM([.I36:.I61])/SUM([.I5:.I30])" office:value-type="float" office:value="0.775" calcext:value-type="float">
            <text:p>0.78</text:p>
          </table:table-cell>
          <table:table-cell table:style-name="ce5" table:formula="of:=SUM([.J36:.J61])/SUM([.J5:.J30])" office:value-type="float" office:value="0.775" calcext:value-type="float">
            <text:p>0.78</text:p>
          </table:table-cell>
          <table:table-cell table:style-name="ce5" table:formula="of:=SUM([.K36:.K61])/SUM([.K5:.K30])" office:value-type="float" office:value="0.775" calcext:value-type="float">
            <text:p>0.78</text:p>
          </table:table-cell>
          <table:table-cell table:style-name="ce5" table:formula="of:=SUM([.L36:.L61])/SUM([.L5:.L30])" office:value-type="float" office:value="0.775" calcext:value-type="float">
            <text:p>0.78</text:p>
          </table:table-cell>
          <table:table-cell table:style-name="ce5" table:formula="of:=SUM([.M36:.M61])/SUM([.M5:.M30])" office:value-type="float" office:value="0.775" calcext:value-type="float">
            <text:p>0.78</text:p>
          </table:table-cell>
          <table:table-cell table:style-name="ce5" table:formula="of:=SUM([.N36:.N61])/SUM([.N5:.N30])" office:value-type="float" office:value="0.775" calcext:value-type="float">
            <text:p>0.78</text:p>
          </table:table-cell>
          <table:table-cell table:style-name="ce5" table:formula="of:=SUM([.O36:.O61])/SUM([.O5:.O30])" office:value-type="float" office:value="0.775" calcext:value-type="float">
            <text:p>0.78</text:p>
          </table:table-cell>
          <table:table-cell table:style-name="ce5" table:formula="of:=SUM([.P36:.P61])/SUM([.P5:.P30])" office:value-type="float" office:value="0.775" calcext:value-type="float">
            <text:p>0.78</text:p>
          </table:table-cell>
          <table:table-cell table:style-name="ce5" table:formula="of:=SUM([.Q36:.Q61])/SUM([.Q5:.Q30])" office:value-type="float" office:value="0.775" calcext:value-type="float">
            <text:p>0.78</text:p>
          </table:table-cell>
          <table:table-cell table:style-name="ce5" table:formula="of:=SUM([.R36:.R61])/SUM([.R5:.R30])" office:value-type="float" office:value="0.775" calcext:value-type="float">
            <text:p>0.78</text:p>
          </table:table-cell>
          <table:table-cell table:style-name="ce5" table:formula="of:=SUM([.S36:.S61])/SUM([.S5:.S30])" office:value-type="float" office:value="0.775" calcext:value-type="float">
            <text:p>0.78</text:p>
          </table:table-cell>
          <table:table-cell table:style-name="ce5" table:formula="of:=SUM([.T36:.T61])/SUM([.T5:.T30])" office:value-type="float" office:value="0.775" calcext:value-type="float">
            <text:p>0.78</text:p>
          </table:table-cell>
          <table:table-cell table:style-name="ce5" table:formula="of:=SUM([.U36:.U61])/SUM([.U5:.U30])" office:value-type="float" office:value="0.775" calcext:value-type="float">
            <text:p>0.78</text:p>
          </table:table-cell>
          <table:table-cell table:style-name="ce5" table:formula="of:=SUM([.V36:.V61])/SUM([.V5:.V30])" office:value-type="float" office:value="0.775" calcext:value-type="float">
            <text:p>0.78</text:p>
          </table:table-cell>
          <table:table-cell table:style-name="ce5" table:formula="of:=SUM([.W36:.W61])/SUM([.W5:.W30])" office:value-type="float" office:value="0.775" calcext:value-type="float">
            <text:p>0.78</text:p>
          </table:table-cell>
          <table:table-cell table:style-name="ce5" table:formula="of:=SUM([.X36:.X61])/SUM([.X5:.X30])" office:value-type="float" office:value="0.775" calcext:value-type="float">
            <text:p>0.78</text:p>
          </table:table-cell>
          <table:table-cell table:style-name="ce5" table:formula="of:=SUM([.Y36:.Y61])/SUM([.Y5:.Y30])" office:value-type="float" office:value="0.0908041909337044" calcext:value-type="float">
            <text:p>0.09</text:p>
          </table:table-cell>
          <table:table-cell table:style-name="ce5" table:formula="of:=SUM([.Z36:.Z61])/SUM([.Z5:.Z30])" office:value-type="float" office:value="0" calcext:value-type="float">
            <text:p>0.00</text:p>
          </table:table-cell>
          <table:table-cell table:style-name="ce5" table:formula="of:=SUM([.AA36:.AA61])/SUM([.AA5:.AA30])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6" table:formula="of:=LOG([.B35])" office:value-type="float" office:value="0" calcext:value-type="float">
            <text:p>0.0</text:p>
          </table:table-cell>
          <table:table-cell table:style-name="ce6" table:formula="of:=LOG([.C35])" office:value-type="float" office:value="0.301029995663981" calcext:value-type="float">
            <text:p>0.3</text:p>
          </table:table-cell>
          <table:table-cell table:style-name="ce6" table:formula="of:=LOG([.D35])" office:value-type="float" office:value="0.602059991327962" calcext:value-type="float">
            <text:p>0.6</text:p>
          </table:table-cell>
          <table:table-cell table:style-name="ce6" table:formula="of:=LOG([.E35])" office:value-type="float" office:value="0.903089986991943" calcext:value-type="float">
            <text:p>0.9</text:p>
          </table:table-cell>
          <table:table-cell table:style-name="ce6" table:formula="of:=LOG([.F35])" office:value-type="float" office:value="1.20411998265592" calcext:value-type="float">
            <text:p>1.2</text:p>
          </table:table-cell>
          <table:table-cell table:style-name="ce6" table:formula="of:=LOG([.G35])" office:value-type="float" office:value="1.50514997831991" calcext:value-type="float">
            <text:p>1.5</text:p>
          </table:table-cell>
          <table:table-cell table:style-name="ce6" table:formula="of:=LOG([.H35])" office:value-type="float" office:value="1.80617997398389" calcext:value-type="float">
            <text:p>1.8</text:p>
          </table:table-cell>
          <table:table-cell table:style-name="ce6" table:formula="of:=LOG([.I35])" office:value-type="float" office:value="2.10720996964787" calcext:value-type="float">
            <text:p>2.1</text:p>
          </table:table-cell>
          <table:table-cell table:style-name="ce6" table:formula="of:=LOG([.J35])" office:value-type="float" office:value="2.40823996531185" calcext:value-type="float">
            <text:p>2.4</text:p>
          </table:table-cell>
          <table:table-cell table:style-name="ce6" table:formula="of:=LOG([.K35])" office:value-type="float" office:value="2.70926996097583" calcext:value-type="float">
            <text:p>2.7</text:p>
          </table:table-cell>
          <table:table-cell table:style-name="ce6" table:formula="of:=LOG([.L35])" office:value-type="float" office:value="3.01029995663981" calcext:value-type="float">
            <text:p>3.0</text:p>
          </table:table-cell>
          <table:table-cell table:style-name="ce6" table:formula="of:=LOG([.M35])" office:value-type="float" office:value="3.31132995230379" calcext:value-type="float">
            <text:p>3.3</text:p>
          </table:table-cell>
          <table:table-cell table:style-name="ce6" table:formula="of:=LOG([.N35])" office:value-type="float" office:value="3.61235994796777" calcext:value-type="float">
            <text:p>3.6</text:p>
          </table:table-cell>
          <table:table-cell table:style-name="ce6" table:formula="of:=LOG([.O35])" office:value-type="float" office:value="3.91338994363175" calcext:value-type="float">
            <text:p>3.9</text:p>
          </table:table-cell>
          <table:table-cell table:style-name="ce6" table:formula="of:=LOG([.P35])" office:value-type="float" office:value="4.21441993929574" calcext:value-type="float">
            <text:p>4.2</text:p>
          </table:table-cell>
          <table:table-cell table:style-name="ce6" table:formula="of:=LOG([.Q35])" office:value-type="float" office:value="4.51544993495972" calcext:value-type="float">
            <text:p>4.5</text:p>
          </table:table-cell>
          <table:table-cell table:style-name="ce6" table:formula="of:=LOG([.R35])" office:value-type="float" office:value="4.8164799306237" calcext:value-type="float">
            <text:p>4.8</text:p>
          </table:table-cell>
          <table:table-cell table:style-name="ce6" table:formula="of:=LOG([.S35])" office:value-type="float" office:value="5.11750992628768" calcext:value-type="float">
            <text:p>5.1</text:p>
          </table:table-cell>
          <table:table-cell table:style-name="ce6" table:formula="of:=LOG([.T35])" office:value-type="float" office:value="5.41853992195166" calcext:value-type="float">
            <text:p>5.4</text:p>
          </table:table-cell>
          <table:table-cell table:style-name="ce6" table:formula="of:=LOG([.U35])" office:value-type="float" office:value="5.71956991761564" calcext:value-type="float">
            <text:p>5.7</text:p>
          </table:table-cell>
          <table:table-cell table:style-name="ce6" table:formula="of:=LOG([.V35])" office:value-type="float" office:value="6.02059991327962" calcext:value-type="float">
            <text:p>6.0</text:p>
          </table:table-cell>
          <table:table-cell table:style-name="ce6" table:formula="of:=LOG([.W35])" office:value-type="float" office:value="6.3216299089436" calcext:value-type="float">
            <text:p>6.3</text:p>
          </table:table-cell>
          <table:table-cell table:style-name="ce6" table:formula="of:=LOG([.X35])" office:value-type="float" office:value="6.62265990460759" calcext:value-type="float">
            <text:p>6.6</text:p>
          </table:table-cell>
          <table:table-cell table:style-name="ce6" table:formula="of:=LOG([.Y35])" office:value-type="float" office:value="6.92368990027157" calcext:value-type="float">
            <text:p>6.9</text:p>
          </table:table-cell>
          <table:table-cell table:style-name="ce6" table:formula="of:=LOG([.Z35])" office:value-type="float" office:value="7.22471989593555" calcext:value-type="float">
            <text:p>7.2</text:p>
          </table:table-cell>
          <table:table-cell table:style-name="ce6" table:formula="of:=LOG([.AA35])" office:value-type="float" office:value="7.52574989159953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="6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02:52:01.426515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8:47:01.052957106</dc:date>
    <meta:editing-duration>PT16H7M36S</meta:editing-duration>
    <meta:editing-cycles>7</meta:editing-cycles>
    <meta:generator>LibreOffice/5.0.3.2$Linux_X86_64 LibreOffice_project/00m0$Build-2</meta:generator>
    <meta:print-date>2019-05-01T21:05:04.978709634</meta:print-date>
    <meta:document-statistic meta:table-count="1" meta:cell-count="768" meta:object-count="0"/>
  </office:meta>
</office:document-meta>
</file>